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shapes>
          <draw:frame draw:z-index="0" draw:style-name="gr1" draw:text-style-name="P1" svg:width="159.99mm" svg:height="89.99mm" svg:x="157.59mm" svg:y="89.63mm">
            <draw:object draw:notify-on-update-of-ranges="Resumo.A23:Resumo.A27 Resumo.B22:Resumo.B22 Resumo.B23:Resumo.B27 Resumo.C22:Resumo.C22 Resumo.C23:Resumo.C27 Resumo.E22:Resumo.E22 Resumo.E23:Resumo.E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33.14mm" svg:y="7.52mm">
            <draw:object draw:notify-on-update-of-ranges="Resumo.A2:Resumo.A2 Resumo.A3:Resumo.A6 Resumo.B2:Resumo.B2 Resumo.B3:Resumo.B6 Resumo.C2:Resumo.C2 Resumo.C3:Resumo.C6 Resumo.D2:Resumo.D2 Resumo.D3:Resumo.D6 Resumo.E2:Resumo.E2 Resumo.E3:Resumo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4"/>
        <table:table-column table:style-name="co2" table:number-columns-repeated="2" table:default-cell-style-name="ce4"/>
        <table:table-row table:style-name="ro1">
          <table:table-cell table:style-name="ce2" office:value-type="string" calcext:value-type="string">
            <text:p>Média de tempo em segundo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est 1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 Declarative</text:p>
          </table:table-cell>
          <table:table-cell table:style-name="ce2" office:value-type="string" calcext:value-type="string">
            <text:p>JDBI Fluent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.168" calcext:value-type="float">
            <text:p>1,168</text:p>
          </table:table-cell>
          <table:table-cell office:value-type="float" office:value="1.764" calcext:value-type="float">
            <text:p>1,764</text:p>
          </table:table-cell>
          <table:table-cell office:value-type="float" office:value="1.971" calcext:value-type="float">
            <text:p>1,971</text:p>
          </table:table-cell>
          <table:table-cell office:value-type="float" office:value="1.462" calcext:value-type="float">
            <text:p>1,462</text:p>
          </table:table-cell>
        </table:table-row>
        <table:table-row table:style-name="ro1">
          <table:table-cell office:value-type="string" calcext:value-type="string">
            <text:p>FindById</text:p>
          </table:table-cell>
          <table:table-cell office:value-type="float" office:value="0.544" calcext:value-type="float">
            <text:p>0,544</text:p>
          </table:table-cell>
          <table:table-cell office:value-type="float" office:value="0.666" calcext:value-type="float">
            <text:p>0,666</text:p>
          </table:table-cell>
          <table:table-cell office:value-type="float" office:value="0.584" calcext:value-type="float">
            <text:p>0,584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1.137" calcext:value-type="float">
            <text:p>1,137</text:p>
          </table:table-cell>
          <table:table-cell office:value-type="float" office:value="1.852" calcext:value-type="float">
            <text:p>1,852</text:p>
          </table:table-cell>
          <table:table-cell office:value-type="float" office:value="1.774" calcext:value-type="float">
            <text:p>1,774</text:p>
          </table:table-cell>
          <table:table-cell office:value-type="float" office:value="1.682" calcext:value-type="float">
            <text:p>1,682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1.008" calcext:value-type="float">
            <text:p>1,008</text:p>
          </table:table-cell>
          <table:table-cell office:value-type="float" office:value="1.233" calcext:value-type="float">
            <text:p>1,233</text:p>
          </table:table-cell>
          <table:table-cell office:value-type="float" office:value="1.111" calcext:value-type="float">
            <text:p>1,111</text:p>
          </table:table-cell>
          <table:table-cell office:value-type="float" office:value="1.457" calcext:value-type="float">
            <text:p>1,457</text:p>
          </table:table-cell>
        </table:table-row>
      </table:table>
      <table:table table:name="JP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4.942 [main] DEBUG org.springframework.test.context.BootstrapUtils - Instantiating CacheAwareContextLoaderDelegate from class [org.springframework.test.context.cache.DefaultCacheAwareContextLoaderDelegate]</text:p>
          </table:table-cell>
          <table:table-cell/>
        </table:table-row>
        <table:table-row table:style-name="ro1">
          <table:table-cell office:value-type="string" calcext:value-type="string">
            <text:p>23:22:04.951 [main] DEBUG org.springframework.test.context.BootstrapUtils - Instantiating BootstrapContext using constructor [public org.springframework.test.context.support.DefaultBootstrapContext(java.lang.Class,org.springframework.test.context.CacheAwareContextLoaderDelegate)]</text:p>
          </table:table-cell>
          <table:table-cell/>
        </table:table-row>
        <table:table-row table:style-name="ro1">
          <table:table-cell office:value-type="string" calcext:value-type="string">
            <text:p>23:22:04.971 [main] DEBUG org.springframework.test.context.BootstrapUtils - Instantiating TestContextBootstrapper for test class [com.example.demo.DemoApplicationsTests] from class [org.springframework.boot.test.context.SpringBootTestContextBootstrapper]</text:p>
          </table:table-cell>
          <table:table-cell/>
        </table:table-row>
        <table:table-row table:style-name="ro1">
          <table:table-cell office:value-type="string" calcext:value-type="string">
            <text:p>23:22:04.986 [main] INFO org.springframework.boot.test.context.SpringBootTestContextBootstrapper - Neither @ContextConfiguration nor @ContextHierarchy found for test class [com.example.demo.DemoApplicationsTests], using SpringBootContextLoader</text:p>
          </table:table-cell>
          <table:table-cell/>
        </table:table-row>
        <table:table-row table:style-name="ro1">
          <table:table-cell office:value-type="string" calcext:value-type="string">
            <text:p>23:22:04.992 [main] DEBUG org.springframework.test.context.support.AbstractContextLoader - Did not detect default resource location for test class [com.example.demo.DemoApplicationsTests]: class path resource [com/example/demo/DemoApplicationsTests-context.xml] does not exist</text:p>
          </table:table-cell>
          <table:table-cell/>
        </table:table-row>
        <table:table-row table:style-name="ro1">
          <table:table-cell office:value-type="string" calcext:value-type="string">
            <text:p>23:22:04.993 [main] DEBUG org.springframework.test.context.support.AbstractContextLoader - Did not detect default resource location for test class [com.example.demo.DemoApplicationsTests]: class path resource [com/example/demo/DemoApplicationsTestsContext.groovy] does not exist</text:p>
          </table:table-cell>
          <table:table-cell/>
        </table:table-row>
        <table:table-row table:style-name="ro1">
          <table:table-cell office:value-type="string" calcext:value-type="string">
            <text:p>23:22:04.996 [main] INFO org.springframework.test.context.support.AbstractContextLoader - Could not detect default resource locations for test class [com.example.demo.DemoApplicationsTests]: no resource found for suffixes {-context.xml, Context.groovy}.</text:p>
          </table:table-cell>
          <table:table-cell/>
        </table:table-row>
        <table:table-row table:style-name="ro1">
          <table:table-cell office:value-type="string" calcext:value-type="string">
            <text:p>23:22:04.999 [main] DEBUG org.springframework.test.context.support.AnnotationConfigContextLoaderUtils - Ignoring class [com.example.demo.DemoApplicationsTests$StateInsertOrder]; it must be static, non-private, non-final, and annotated with @Configuration to be considered a default configuration class.</text:p>
          </table:table-cell>
          <table:table-cell/>
        </table:table-row>
        <table:table-row table:style-name="ro1">
          <table:table-cell office:value-type="string" calcext:value-type="string">
            <text:p>23:22:05.000 [main] DEBUG org.springframework.test.context.support.AnnotationConfigContextLoaderUtils - Ignoring class [com.example.demo.DemoApplicationsTests$StateInstanceOrder]; it must be static, non-private, non-final, and annotated with @Configuration to be considered a default configuration class.</text:p>
          </table:table-cell>
          <table:table-cell/>
        </table:table-row>
        <table:table-row table:style-name="ro1">
          <table:table-cell office:value-type="string" calcext:value-type="string">
            <text:p>23:22:05.001 [main] INFO org.springframework.test.context.support.AnnotationConfigContextLoaderUtils - Could not detect default configuration classes for test class [com.example.demo.DemoApplicationsTests]: DemoApplicationsTests does not declare any static, non-private, non-final, nested classes annotated with @Configuration.</text:p>
          </table:table-cell>
          <table:table-cell/>
        </table:table-row>
        <table:table-row table:style-name="ro1">
          <table:table-cell office:value-type="string" calcext:value-type="string">
            <text:p>23:22:05.065 [main] DEBUG org.springframework.test.context.support.ActiveProfilesUtils - Could not find an 'annotation declaring class' for annotation type [org.springframework.test.context.ActiveProfiles] and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5.144 [main] DEBUG org.springframework.context.annotation.ClassPathScanningCandidateComponentProvider - Identified candidate component class: file [/home/janderson/colombo/others-projects/jdbi-benchmark/jpa/target/classes/com/example/demo/JpaApplication.class]</text:p>
          </table:table-cell>
          <table:table-cell/>
        </table:table-row>
        <table:table-row table:style-name="ro1">
          <table:table-cell office:value-type="string" calcext:value-type="string">
            <text:p>23:22:05.145 [main] INFO org.springframework.boot.test.context.SpringBootTestContextBootstrapper - Found @SpringBootConfiguration com.example.demo.JpaApplication for test class com.example.demo.DemoApplicationsTests</text:p>
          </table:table-cell>
          <table:table-cell/>
        </table:table-row>
        <table:table-row table:style-name="ro1">
          <table:table-cell office:value-type="string" calcext:value-type="string">
            <text:p>23:22:05.237 [main] DEBUG org.springframework.boot.test.context.SpringBootTestContextBootstrapper - @TestExecutionListeners is not present for class [com.example.demo.DemoApplicationsTests]: using defaults.</text:p>
          </table:table-cell>
          <table:table-cell/>
        </table:table-row>
        <table:table-row table:style-name="ro1">
          <table:table-cell office:value-type="string" calcext:value-type="string">
            <text:p>23:22:05.238 [main] INFO org.springframework.boot.test.context.SpringBootTestContextBootstrapper - Loaded default TestExecutionListener class names from location [META-INF/spring.factories]: [org.springframework.boot.test.mock.mockito.MockitoTestExecutionListener, org.springframework.boot.test.mock.mockito.ResetMocksTestExecutionListener, org.springframework.boot.test.autoconfigure.restdocs.RestDocsTestExecutionListener, org.springframework.boot.test.autoconfigure.web.client.MockRestServiceServerResetTestExecutionListener, org.springframework.boot.test.autoconfigure.web.servlet.MockMvcPrintOnlyOnFailureTestExecutionListener, org.springframework.boot.test.autoconfigure.web.servlet.WebDriverTestExecutionListener, org.springframework.test.context.web.ServletTestExecutionListener, org.springframework.test.context.support.DirtiesContextBeforeModesTestExecutionListener, org.springframework.test.context.support.DependencyInjectionTestExecutionListener, org.springframework.test.context.support.DirtiesContextTestExecutionListener, org.springframework.test.context.transaction.TransactionalTestExecutionListener, org.springframework.test.context.jdbc.SqlScriptsTestExecutionListener]</text:p>
          </table:table-cell>
          <table:table-cell/>
        </table:table-row>
        <table:table-row table:style-name="ro1">
          <table:table-cell office:value-type="string" calcext:value-type="string">
            <text:p>23:22:05.247 [main] DEBUG org.springframework.boot.test.context.SpringBootTestContextBootstrapper - Skipping candidate TestExecutionListener [org.springframework.test.context.web.ServletTestExecutionListener] due to a missing dependency. Specify custom listener classes or make the default listener classes and their required dependencies available. Offending class: [javax/servlet/ServletContext]</text:p>
          </table:table-cell>
          <table:table-cell/>
        </table:table-row>
        <table:table-row table:style-name="ro1">
          <table:table-cell office:value-type="string" calcext:value-type="string">
            <text:p>23:22:05.255 [main] INFO org.springframework.boot.test.context.SpringBootTestContextBootstrapper - Using TestExecutionListeners: [org.springframework.test.context.support.DirtiesContextBeforeModesTestExecutionListener@3527942a, org.springframework.boot.test.mock.mockito.MockitoTestExecutionListener@942a29c, org.springframework.boot.test.autoconfigure.SpringBootDependencyInjectionTestExecutionListener@1ed6388a, org.springframework.test.context.support.DirtiesContextTestExecutionListener@5a45133e, org.springframework.test.context.transaction.TransactionalTestExecutionListener@534a5a98, org.springframework.test.context.jdbc.SqlScriptsTestExecutionListener@4f80542f, org.springframework.boot.test.mock.mockito.ResetMocksTestExecutionListener@60bd273d, org.springframework.boot.test.autoconfigure.restdocs.RestDocsTestExecutionListener@121314f7, org.springframework.boot.test.autoconfigure.web.client.MockRestServiceServerResetTestExecutionListener@130c12b7, org.springframework.boot.test.autoconfigure.web.servlet.MockMvcPrintOnlyOnFailureTestExecutionListener@5e600dd5, org.springframework.boot.test.autoconfigure.web.servlet.WebDriverTestExecutionListener@576d5deb]</text:p>
          </table:table-cell>
          <table:table-cell/>
        </table:table-row>
        <table:table-row table:style-name="ro1">
          <table:table-cell office:value-type="string" calcext:value-type="string">
            <text:p>23:22:05.256 [main] DEBUG org.springframework.test.annotation.ProfileValueUtils - Retrieved @ProfileValueSourceConfiguration [null] for test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5.257 [main] DEBUG org.springframework.test.annotation.ProfileValueUtils - Retrieved ProfileValueSource type [class org.springframework.test.annotation.SystemProfileValueSource] for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5.258 [main] DEBUG org.springframework.test.annotation.ProfileValueUtils - Retrieved @ProfileValueSourceConfiguration [null] for test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5.259 [main] DEBUG org.springframework.test.annotation.ProfileValueUtils - Retrieved ProfileValueSource type [class org.springframework.test.annotation.SystemProfileValueSource] for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5.260 [main] DEBUG org.springframework.test.annotation.ProfileValueUtils - Retrieved @ProfileValueSourceConfiguration [null] for test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5.261 [main] DEBUG org.springframework.test.annotation.ProfileValueUtils - Retrieved ProfileValueSource type [class org.springframework.test.annotation.SystemProfileValueSource] for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5.266 [main] DEBUG org.springframework.test.context.support.AbstractDirtiesContextTestExecutionListener - Before test class: context [DefaultTestContext@750e2b97 testClass = DemoApplicationsTests, testInstance = [null], testMethod = [null], testException = [null], mergedContextConfiguration = [MergedContextConfiguration@3e27aa33 testClass = DemoApplicationsTests, locations = '{}', classes = '{class com.example.demo.Jpa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6dbb137d, org.springframework.boot.test.json.DuplicateJsonObjectContextCustomizerFactory$DuplicateJsonObjectContextCustomizer@2f112965, org.springframework.boot.test.mock.mockito.MockitoContextCustomizer@0, org.springframework.boot.test.web.client.TestRestTemplateContextCustomizer@7f010382, org.springframework.boot.test.autoconfigure.properties.PropertyMappingContextCustomizer@0, org.springframework.boot.test.autoconfigure.web.servlet.WebDriverContextCustomizerFactory$Customizer@3c22fc4c], contextLoader = 'org.springframework.boot.test.context.SpringBootContextLoader', parent = [null]], attributes = map[[empty]]], class annotated with @DirtiesContext [false] with mode [null].</text:p>
          </table:table-cell>
          <table:table-cell/>
        </table:table-row>
        <table:table-row table:style-name="ro1">
          <table:table-cell office:value-type="string" calcext:value-type="string">
            <text:p>23:22:05.268 [main] DEBUG org.springframework.test.annotation.ProfileValueUtils - Retrieved @ProfileValueSourceConfiguration [null] for test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5.269 [main] DEBUG org.springframework.test.annotation.ProfileValueUtils - Retrieved ProfileValueSource type [class org.springframework.test.annotation.SystemProfileValueSource] for class [com.example.demo.DemoApplicationsTests]</text:p>
          </table:table-cell>
          <table:table-cell/>
        </table:table-row>
        <table:table-row table:style-name="ro1">
          <table:table-cell office:value-type="string" calcext:value-type="string">
            <text:p>23:22:05.273 [main] DEBUG org.springframework.test.context.support.DependencyInjectionTestExecutionListener - Performing dependency injection for test context [[DefaultTestContext@750e2b97 testClass = DemoApplicationsTests, testInstance = com.example.demo.DemoApplicationsTests@2eae8e6e, testMethod = [null], testException = [null], mergedContextConfiguration = [MergedContextConfiguration@3e27aa33 testClass = DemoApplicationsTests, locations = '{}', classes = '{class com.example.demo.Jpa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6dbb137d, org.springframework.boot.test.json.DuplicateJsonObjectContextCustomizerFactory$DuplicateJsonObjectContextCustomizer@2f112965, org.springframework.boot.test.mock.mockito.MockitoContextCustomizer@0, org.springframework.boot.test.web.client.TestRestTemplateContextCustomizer@7f010382, org.springframework.boot.test.autoconfigure.properties.PropertyMappingContextCustomizer@0, org.springframework.boot.test.autoconfigure.web.servlet.WebDriverContextCustomizerFactory$Customizer@3c22fc4c], contextLoader = 'org.springframework.boot.test.context.SpringBootContextLoader', parent = [null]], attributes = map[[empty]]]].</text:p>
          </table:table-cell>
          <table:table-cell/>
        </table:table-row>
        <table:table-row table:style-name="ro1">
          <table:table-cell office:value-type="string" calcext:value-type="string">
            <text:p>23:22:05.295 [main] DEBUG org.springframework.test.context.support.TestPropertySourceUtils - Adding inlined properties to environment: {spring.jmx.enabled=false, org.springframework.boot.test.context.SpringBootTestContextBootstrapper=true, server.port=-1}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2"/>. <text:s text:c="2"/>____ <text:s text:c="9"/>_ <text:s text:c="11"/>__ _ _</text:p>
          </table:table-cell>
          <table:table-cell/>
        </table:table-row>
        <table:table-row table:style-name="ro1">
          <table:table-cell office:value-type="string" calcext:value-type="string">
            <text:p><text:s/>/\\ / ___'_ __ _ _(_)_ __ <text:s/>__ _ \ \ \ \</text:p>
          </table:table-cell>
          <table:table-cell/>
        </table:table-row>
        <table:table-row table:style-name="ro1">
          <table:table-cell office:value-type="string" calcext:value-type="string">
            <text:p>( ( )\___ | '_ | '_| | '_ \/ _` | \ \ \ \</text:p>
          </table:table-cell>
          <table:table-cell/>
        </table:table-row>
        <table:table-row table:style-name="ro1">
          <table:table-cell office:value-type="string" calcext:value-type="string">
            <text:p><text:s/>\\/ <text:s/>___)| |_)| | | | | || (_| | <text:s/>) ) ) )</text:p>
          </table:table-cell>
          <table:table-cell/>
        </table:table-row>
        <table:table-row table:style-name="ro1">
          <table:table-cell office:value-type="string" calcext:value-type="string">
            <text:p><text:s text:c="2"/>' <text:s/>|____| .__|_| |_|_| |_\__, | / / / /</text:p>
          </table:table-cell>
          <table:table-cell/>
        </table:table-row>
        <table:table-row table:style-name="ro1">
          <table:table-cell office:value-type="string" calcext:value-type="string">
            <text:p><text:s/>=========|_|==============|___/=/_/_/_/</text:p>
          </table:table-cell>
          <table:table-cell/>
        </table:table-row>
        <table:table-row table:style-name="ro1">
          <table:table-cell office:value-type="string" calcext:value-type="string">
            <text:p><text:s/>:: Spring Boot :: <text:s text:c="7"/>(v2.1.8.RELEASE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0-08-18 23:22:05.575 <text:s/>INFO 15474 --- [ <text:s text:c="10"/>main] com.example.demo.DemoApplicationsTests <text:s text:c="2"/>: Starting DemoApplicationsTests on nb-003846 with PID 15474 (started by janderson in /home/janderson/colombo/others-projects/jdbi-benchmark/jpa)</text:p>
          </table:table-cell>
          <table:table-cell/>
        </table:table-row>
        <table:table-row table:style-name="ro1">
          <table:table-cell office:value-type="string" calcext:value-type="string">
            <text:p>2020-08-18 23:22:05.577 <text:s/>INFO 15474 --- [ <text:s text:c="10"/>main] com.example.demo.DemoApplicationsTests <text:s text:c="2"/>: No active profile set, falling back to default profiles: default</text:p>
          </table:table-cell>
          <table:table-cell/>
        </table:table-row>
        <table:table-row table:style-name="ro1">
          <table:table-cell office:value-type="string" calcext:value-type="string">
            <text:p>2020-08-18 23:22:06.083 <text:s/>INFO 15474 --- [ <text:s text:c="10"/>main] .s.d.r.c.RepositoryConfigurationDelegate : Bootstrapping Spring Data repositories in DEFAULT mode.</text:p>
          </table:table-cell>
          <table:table-cell/>
        </table:table-row>
        <table:table-row table:style-name="ro1">
          <table:table-cell office:value-type="string" calcext:value-type="string">
            <text:p>2020-08-18 23:22:06.157 <text:s/>INFO 15474 --- [ <text:s text:c="10"/>main] .s.d.r.c.RepositoryConfigurationDelegate : Finished Spring Data repository scanning in 64ms. Found 1 repository interfaces.</text:p>
          </table:table-cell>
          <table:table-cell/>
        </table:table-row>
        <table:table-row table:style-name="ro1">
          <table:table-cell office:value-type="string" calcext:value-type="string">
            <text:p>2020-08-18 23:22:06.714 <text:s/>INFO 15474 --- [ <text:s text:c="10"/>main] com.zaxxer.hikari.HikariDataSource <text:s text:c="6"/>: HikariPool-1 - Starting...</text:p>
          </table:table-cell>
          <table:table-cell/>
        </table:table-row>
        <table:table-row table:style-name="ro1">
          <table:table-cell office:value-type="string" calcext:value-type="string">
            <text:p>2020-08-18 23:22:06.834 <text:s/>INFO 15474 --- [ <text:s text:c="10"/>main] com.zaxxer.hikari.HikariDataSource <text:s text:c="6"/>: HikariPool-1 - Start completed.</text:p>
          </table:table-cell>
          <table:table-cell/>
        </table:table-row>
        <table:table-row table:style-name="ro1">
          <table:table-cell office:value-type="string" calcext:value-type="string">
            <text:p>2020-08-18 23:22:06.923 <text:s/>INFO 15474 --- [ <text:s text:c="10"/>main] o.hibernate.jpa.internal.util.LogHelper <text:s/>: HHH000204: Processing PersistenceUnitInfo [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: default</text:p>
          </table:table-cell>
        </table:table-row>
        <table:table-row table:style-name="ro1">
          <table:table-cell/>
          <table:table-cell office:value-type="string" calcext:value-type="string">
            <text:p>...]</text:p>
          </table:table-cell>
        </table:table-row>
        <table:table-row table:style-name="ro1">
          <table:table-cell office:value-type="string" calcext:value-type="string">
            <text:p>2020-08-18 23:22:06.994 <text:s/>INFO 15474 --- [ <text:s text:c="10"/>main] org.hibernate.Version <text:s text:c="19"/>: HHH000412: Hibernate Core {5.3.11.Final}</text:p>
          </table:table-cell>
          <table:table-cell/>
        </table:table-row>
        <table:table-row table:style-name="ro1">
          <table:table-cell office:value-type="string" calcext:value-type="string">
            <text:p>2020-08-18 23:22:06.997 <text:s/>INFO 15474 --- [ <text:s text:c="10"/>main] org.hibernate.cfg.Environment <text:s text:c="11"/>: HHH000206: hibernate.properties not found</text:p>
          </table:table-cell>
          <table:table-cell/>
        </table:table-row>
        <table:table-row table:style-name="ro1">
          <table:table-cell office:value-type="string" calcext:value-type="string">
            <text:p>2020-08-18 23:22:07.145 <text:s/>INFO 15474 --- [ <text:s text:c="10"/>main] o.hibernate.annotations.common.Version <text:s text:c="2"/>: HCANN000001: Hibernate Commons Annotations {5.0.4.Final}</text:p>
          </table:table-cell>
          <table:table-cell/>
        </table:table-row>
        <table:table-row table:style-name="ro1">
          <table:table-cell office:value-type="string" calcext:value-type="string">
            <text:p>2020-08-18 23:22:07.306 <text:s/>INFO 15474 --- [ <text:s text:c="10"/>main] org.hibernate.dialect.Dialect <text:s text:c="11"/>: HHH000400: Using dialect: org.hibernate.dialect.PostgreSQL95Dialect</text:p>
          </table:table-cell>
          <table:table-cell/>
        </table:table-row>
        <table:table-row table:style-name="ro1">
          <table:table-cell office:value-type="string" calcext:value-type="string">
            <text:p>2020-08-18 23:22:07.487 <text:s/>INFO 15474 --- [ <text:s text:c="10"/>main] o.h.e.j.e.i.LobCreatorBuilderImpl <text:s text:c="7"/>: HHH000421: Disabling contextual LOB creation as hibernate.jdbc.lob.non_contextual_creation is true</text:p>
          </table:table-cell>
          <table:table-cell/>
        </table:table-row>
        <table:table-row table:style-name="ro1">
          <table:table-cell office:value-type="string" calcext:value-type="string">
            <text:p>2020-08-18 23:22:07.493 <text:s/>INFO 15474 --- [ <text:s text:c="10"/>main] org.hibernate.type.BasicTypeRegistry <text:s text:c="4"/>: HHH000270: Type registration [java.util.UUID] overrides previous : org.hibernate.type.UUIDBinaryType@5e9bbd9d</text:p>
          </table:table-cell>
          <table:table-cell/>
        </table:table-row>
        <table:table-row table:style-name="ro1">
          <table:table-cell office:value-type="string" calcext:value-type="string">
            <text:p>2020-08-18 23:22:08.060 <text:s/>INFO 15474 --- [ <text:s text:c="10"/>main] j.LocalContainerEntityManagerFactoryBean : Initialized JPA EntityManagerFactory for persistence unit 'default'</text:p>
          </table:table-cell>
          <table:table-cell/>
        </table:table-row>
        <table:table-row table:style-name="ro1">
          <table:table-cell office:value-type="string" calcext:value-type="string">
            <text:p>2020-08-18 23:22:08.522 <text:s/>INFO 15474 --- [ <text:s text:c="10"/>main] com.example.demo.DemoApplicationsTests <text:s text:c="2"/>: Started DemoApplicationsTests in 3.226 seconds (JVM running for 4.116)</text:p>
          </table:table-cell>
          <table:table-cell/>
        </table:table-row>
        <table:table-row table:style-name="ro1">
          <table:table-cell office:value-type="string" calcext:value-type="string">
            <text:p># JMH version: 1.22</text:p>
          </table:table-cell>
          <table:table-cell/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  <table:table-cell/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  <table:table-cell/>
        </table:table-row>
        <table:table-row table:style-name="ro1">
          <table:table-cell office:value-type="string" calcext:value-type="string">
            <text:p># VM options: &lt;none&gt;</text:p>
          </table:table-cell>
          <table:table-cell/>
        </table:table-row>
        <table:table-row table:style-name="ro1">
          <table:table-cell office:value-type="string" calcext:value-type="string">
            <text:p># Warmup: 5 iterations, 5 s each</text:p>
          </table:table-cell>
          <table:table-cell/>
        </table:table-row>
        <table:table-row table:style-name="ro1">
          <table:table-cell office:value-type="string" calcext:value-type="string">
            <text:p># Measurement: 3 iterations, 5 s each</text:p>
          </table:table-cell>
          <table:table-cell/>
        </table:table-row>
        <table:table-row table:style-name="ro1">
          <table:table-cell office:value-type="string" calcext:value-type="string">
            <text:p># Timeout: 10 min per iteration</text:p>
          </table:table-cell>
          <table:table-cell/>
        </table:table-row>
        <table:table-row table:style-name="ro1">
          <table:table-cell office:value-type="string" calcext:value-type="string">
            <text:p># Threads: 1 thread, will synchronize iterations</text:p>
          </table:table-cell>
          <table:table-cell/>
        </table:table-row>
        <table:table-row table:style-name="ro1">
          <table:table-cell office:value-type="string" calcext:value-type="string">
            <text:p># Benchmark mode: Average time, time/op</text:p>
          </table:table-cell>
          <table:table-cell/>
        </table:table-row>
        <table:table-row table:style-name="ro1">
          <table:table-cell office:value-type="string" calcext:value-type="string">
            <text:p># Benchmark: com.example.demo.DemoApplicationsTests.deleteBy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Run progress: 0,00% complete, ETA 00:02:40</text:p>
          </table:table-cell>
          <table:table-cell/>
        </table:table-row>
        <table:table-row table:style-name="ro1">
          <table:table-cell office:value-type="string" calcext:value-type="string">
            <text:p># Fork: N/A, test runs in the host VM</text:p>
          </table:table-cell>
          <table:table-cell/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  <table:table-cell/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1: 2,352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2: 1,798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3: 1,683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4: 1,507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5: 1,496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1: 1,468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2: 1,472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3: 1,431 ms/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 "com.example.demo.DemoApplicationsTests.deleteById":</text:p>
          </table:table-cell>
          <table:table-cell/>
        </table:table-row>
        <table:table-row table:style-name="ro1">
          <table:table-cell office:value-type="string" calcext:value-type="string">
            <text:p><text:s text:c="2"/>1,457 ±(99.9%) 0,407 ms/op [Average]</text:p>
          </table:table-cell>
          <table:table-cell/>
        </table:table-row>
        <table:table-row table:style-name="ro1">
          <table:table-cell office:value-type="string" calcext:value-type="string">
            <text:p><text:s text:c="2"/>(min, avg, max) = (1,431, 1,457, 1,472), stdev = 0,022</text:p>
          </table:table-cell>
          <table:table-cell/>
        </table:table-row>
        <table:table-row table:style-name="ro1">
          <table:table-cell office:value-type="string" calcext:value-type="string">
            <text:p><text:s text:c="2"/>CI (99.9%): [1,050, 1,864] (assumes normal distribution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# JMH version: 1.22</text:p>
          </table:table-cell>
          <table:table-cell/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  <table:table-cell/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  <table:table-cell/>
        </table:table-row>
        <table:table-row table:style-name="ro1">
          <table:table-cell office:value-type="string" calcext:value-type="string">
            <text:p># VM options: &lt;none&gt;</text:p>
          </table:table-cell>
          <table:table-cell/>
        </table:table-row>
        <table:table-row table:style-name="ro1">
          <table:table-cell office:value-type="string" calcext:value-type="string">
            <text:p># Warmup: 5 iterations, 5 s each</text:p>
          </table:table-cell>
          <table:table-cell/>
        </table:table-row>
        <table:table-row table:style-name="ro1">
          <table:table-cell office:value-type="string" calcext:value-type="string">
            <text:p># Measurement: 3 iterations, 5 s each</text:p>
          </table:table-cell>
          <table:table-cell/>
        </table:table-row>
        <table:table-row table:style-name="ro1">
          <table:table-cell office:value-type="string" calcext:value-type="string">
            <text:p># Timeout: 10 min per iteration</text:p>
          </table:table-cell>
          <table:table-cell/>
        </table:table-row>
        <table:table-row table:style-name="ro1">
          <table:table-cell office:value-type="string" calcext:value-type="string">
            <text:p># Threads: 1 thread, will synchronize iterations</text:p>
          </table:table-cell>
          <table:table-cell/>
        </table:table-row>
        <table:table-row table:style-name="ro1">
          <table:table-cell office:value-type="string" calcext:value-type="string">
            <text:p># Benchmark mode: Average time, time/op</text:p>
          </table:table-cell>
          <table:table-cell/>
        </table:table-row>
        <table:table-row table:style-name="ro1">
          <table:table-cell office:value-type="string" calcext:value-type="string">
            <text:p># Benchmark: com.example.demo.DemoApplicationsTests.findBy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Run progress: 25,00% complete, ETA 00:02:16</text:p>
          </table:table-cell>
          <table:table-cell/>
        </table:table-row>
        <table:table-row table:style-name="ro1">
          <table:table-cell office:value-type="string" calcext:value-type="string">
            <text:p># Fork: N/A, test runs in the host VM</text:p>
          </table:table-cell>
          <table:table-cell/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  <table:table-cell/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1: 0,843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2: 0,654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3: 0,616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4: 0,664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5: 0,621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1: 0,614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2: 0,669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3: 0,562 ms/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 "com.example.demo.DemoApplicationsTests.findById":</text:p>
          </table:table-cell>
          <table:table-cell/>
        </table:table-row>
        <table:table-row table:style-name="ro1">
          <table:table-cell office:value-type="string" calcext:value-type="string">
            <text:p><text:s text:c="2"/>0,615 ±(99.9%) 0,980 ms/op [Average]</text:p>
          </table:table-cell>
          <table:table-cell/>
        </table:table-row>
        <table:table-row table:style-name="ro1">
          <table:table-cell office:value-type="string" calcext:value-type="string">
            <text:p><text:s text:c="2"/>(min, avg, max) = (0,562, 0,615, 0,669), stdev = 0,054</text:p>
          </table:table-cell>
          <table:table-cell/>
        </table:table-row>
        <table:table-row table:style-name="ro1">
          <table:table-cell office:value-type="string" calcext:value-type="string">
            <text:p><text:s text:c="2"/>CI (99.9%): [≈ 0, 1,595] (assumes normal distribution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# JMH version: 1.22</text:p>
          </table:table-cell>
          <table:table-cell/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  <table:table-cell/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  <table:table-cell/>
        </table:table-row>
        <table:table-row table:style-name="ro1">
          <table:table-cell office:value-type="string" calcext:value-type="string">
            <text:p># VM options: &lt;none&gt;</text:p>
          </table:table-cell>
          <table:table-cell/>
        </table:table-row>
        <table:table-row table:style-name="ro1">
          <table:table-cell office:value-type="string" calcext:value-type="string">
            <text:p># Warmup: 5 iterations, 5 s each</text:p>
          </table:table-cell>
          <table:table-cell/>
        </table:table-row>
        <table:table-row table:style-name="ro1">
          <table:table-cell office:value-type="string" calcext:value-type="string">
            <text:p># Measurement: 3 iterations, 5 s each</text:p>
          </table:table-cell>
          <table:table-cell/>
        </table:table-row>
        <table:table-row table:style-name="ro1">
          <table:table-cell office:value-type="string" calcext:value-type="string">
            <text:p># Timeout: 10 min per iteration</text:p>
          </table:table-cell>
          <table:table-cell/>
        </table:table-row>
        <table:table-row table:style-name="ro1">
          <table:table-cell office:value-type="string" calcext:value-type="string">
            <text:p># Threads: 1 thread, will synchronize iterations</text:p>
          </table:table-cell>
          <table:table-cell/>
        </table:table-row>
        <table:table-row table:style-name="ro1">
          <table:table-cell office:value-type="string" calcext:value-type="string">
            <text:p># Benchmark mode: Average time, time/op</text:p>
          </table:table-cell>
          <table:table-cell/>
        </table:table-row>
        <table:table-row table:style-name="ro1">
          <table:table-cell office:value-type="string" calcext:value-type="string">
            <text:p># Benchmark: com.example.demo.DemoApplicationsTests.inser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Run progress: 50,00% complete, ETA 00:01:30</text:p>
          </table:table-cell>
          <table:table-cell/>
        </table:table-row>
        <table:table-row table:style-name="ro1">
          <table:table-cell office:value-type="string" calcext:value-type="string">
            <text:p># Fork: N/A, test runs in the host VM</text:p>
          </table:table-cell>
          <table:table-cell/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  <table:table-cell/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1: 1,409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2: 1,463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3: 1,375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4: 1,403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5: 1,361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1: 1,465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2: 1,425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3: 1,497 ms/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 "com.example.demo.DemoApplicationsTests.insert":</text:p>
          </table:table-cell>
          <table:table-cell/>
        </table:table-row>
        <table:table-row table:style-name="ro1">
          <table:table-cell office:value-type="string" calcext:value-type="string">
            <text:p><text:s text:c="2"/>1,462 ±(99.9%) 0,656 ms/op [Average]</text:p>
          </table:table-cell>
          <table:table-cell/>
        </table:table-row>
        <table:table-row table:style-name="ro1">
          <table:table-cell office:value-type="string" calcext:value-type="string">
            <text:p><text:s text:c="2"/>(min, avg, max) = (1,425, 1,462, 1,497), stdev = 0,036</text:p>
          </table:table-cell>
          <table:table-cell/>
        </table:table-row>
        <table:table-row table:style-name="ro1">
          <table:table-cell office:value-type="string" calcext:value-type="string">
            <text:p><text:s text:c="2"/>CI (99.9%): [0,806, 2,118] (assumes normal distribution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# JMH version: 1.22</text:p>
          </table:table-cell>
          <table:table-cell/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  <table:table-cell/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  <table:table-cell/>
        </table:table-row>
        <table:table-row table:style-name="ro1">
          <table:table-cell office:value-type="string" calcext:value-type="string">
            <text:p># VM options: &lt;none&gt;</text:p>
          </table:table-cell>
          <table:table-cell/>
        </table:table-row>
        <table:table-row table:style-name="ro1">
          <table:table-cell office:value-type="string" calcext:value-type="string">
            <text:p># Warmup: 5 iterations, 5 s each</text:p>
          </table:table-cell>
          <table:table-cell/>
        </table:table-row>
        <table:table-row table:style-name="ro1">
          <table:table-cell office:value-type="string" calcext:value-type="string">
            <text:p># Measurement: 3 iterations, 5 s each</text:p>
          </table:table-cell>
          <table:table-cell/>
        </table:table-row>
        <table:table-row table:style-name="ro1">
          <table:table-cell office:value-type="string" calcext:value-type="string">
            <text:p># Timeout: 10 min per iteration</text:p>
          </table:table-cell>
          <table:table-cell/>
        </table:table-row>
        <table:table-row table:style-name="ro1">
          <table:table-cell office:value-type="string" calcext:value-type="string">
            <text:p># Threads: 1 thread, will synchronize iterations</text:p>
          </table:table-cell>
          <table:table-cell/>
        </table:table-row>
        <table:table-row table:style-name="ro1">
          <table:table-cell office:value-type="string" calcext:value-type="string">
            <text:p># Benchmark mode: Average time, time/op</text:p>
          </table:table-cell>
          <table:table-cell/>
        </table:table-row>
        <table:table-row table:style-name="ro1">
          <table:table-cell office:value-type="string" calcext:value-type="string">
            <text:p># Benchmark: com.example.demo.DemoApplicationsTests.upda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Run progress: 75,00% complete, ETA 00:00:45</text:p>
          </table:table-cell>
          <table:table-cell/>
        </table:table-row>
        <table:table-row table:style-name="ro1">
          <table:table-cell office:value-type="string" calcext:value-type="string">
            <text:p># Fork: N/A, test runs in the host VM</text:p>
          </table:table-cell>
          <table:table-cell/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  <table:table-cell/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1: 1,768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2: 1,617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3: 1,474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4: 1,859 ms/op</text:p>
          </table:table-cell>
          <table:table-cell/>
        </table:table-row>
        <table:table-row table:style-name="ro1">
          <table:table-cell office:value-type="string" calcext:value-type="string">
            <text:p># Warmup Iteration <text:s text:c="2"/>5: 1,570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1: 1,640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2: 1,773 ms/op</text:p>
          </table:table-cell>
          <table:table-cell/>
        </table:table-row>
        <table:table-row table:style-name="ro1">
          <table:table-cell office:value-type="string" calcext:value-type="string">
            <text:p>Iteration <text:s text:c="2"/>3: 1,635 ms/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 "com.example.demo.DemoApplicationsTests.update":</text:p>
          </table:table-cell>
          <table:table-cell/>
        </table:table-row>
        <table:table-row table:style-name="ro1">
          <table:table-cell office:value-type="string" calcext:value-type="string">
            <text:p><text:s text:c="2"/>1,682 ±(99.9%) 1,425 ms/op [Average]</text:p>
          </table:table-cell>
          <table:table-cell/>
        </table:table-row>
        <table:table-row table:style-name="ro1">
          <table:table-cell office:value-type="string" calcext:value-type="string">
            <text:p><text:s text:c="2"/>(min, avg, max) = (1,635, 1,682, 1,773), stdev = 0,078</text:p>
          </table:table-cell>
          <table:table-cell/>
        </table:table-row>
        <table:table-row table:style-name="ro1">
          <table:table-cell office:value-type="string" calcext:value-type="string">
            <text:p><text:s text:c="2"/>CI (99.9%): [0,258, 3,107] (assumes normal distribution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# Run complete. Total time: 00:03:0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EMBER: The numbers below are just data. To gain reusable insights, you need to follow up on</text:p>
          </table:table-cell>
          <table:table-cell/>
        </table:table-row>
        <table:table-row table:style-name="ro1">
          <table:table-cell office:value-type="string" calcext:value-type="string">
            <text:p>why the numbers are the way they are. Use profilers (see -prof, -lprof), design factorial</text:p>
          </table:table-cell>
          <table:table-cell/>
        </table:table-row>
        <table:table-row table:style-name="ro1">
          <table:table-cell office:value-type="string" calcext:value-type="string">
            <text:p>experiments, perform baseline and negative tests that provide experimental control, make sure</text:p>
          </table:table-cell>
          <table:table-cell/>
        </table:table-row>
        <table:table-row table:style-name="ro1">
          <table:table-cell office:value-type="string" calcext:value-type="string">
            <text:p>the benchmarking environment is safe on JVM/OS/HW level, ask for reviews from the domain experts.</text:p>
          </table:table-cell>
          <table:table-cell/>
        </table:table-row>
        <table:table-row table:style-name="ro1">
          <table:table-cell office:value-type="string" calcext:value-type="string">
            <text:p>Do not assume the numbers tell you what you want them to tell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nchmark <text:s text:c="24"/>Mode <text:s/>Cnt <text:s/>Score <text:s text:c="2"/>Error <text:s/>Units</text:p>
          </table:table-cell>
          <table:table-cell/>
        </table:table-row>
        <table:table-row table:style-name="ro1">
          <table:table-cell office:value-type="string" calcext:value-type="string">
            <text:p>DemoApplicationsTests.deleteById <text:s/>avgt <text:s text:c="3"/>3 <text:s/>1,457 ± 0,407 <text:s/>ms/op</text:p>
          </table:table-cell>
          <table:table-cell/>
        </table:table-row>
        <table:table-row table:style-name="ro1">
          <table:table-cell office:value-type="string" calcext:value-type="string">
            <text:p>DemoApplicationsTests.findById <text:s text:c="3"/>avgt <text:s text:c="3"/>3 <text:s/>0,615 ± 0,980 <text:s/>ms/op</text:p>
          </table:table-cell>
          <table:table-cell/>
        </table:table-row>
        <table:table-row table:style-name="ro1">
          <table:table-cell office:value-type="string" calcext:value-type="string">
            <text:p>DemoApplicationsTests.insert <text:s text:c="5"/>avgt <text:s text:c="3"/>3 <text:s/>1,462 ± 0,656 <text:s/>ms/op</text:p>
          </table:table-cell>
          <table:table-cell/>
        </table:table-row>
        <table:table-row table:style-name="ro1">
          <table:table-cell office:value-type="string" calcext:value-type="string">
            <text:p>DemoApplicationsTests.update <text:s text:c="5"/>avgt <text:s text:c="3"/>3 <text:s/>1,682 ± 1,425 <text:s/>ms/op</text:p>
          </table:table-cell>
          <table:table-cell/>
        </table:table-row>
      </table:table>
      <table:table table:name="JDBC" table:style-name="ta1">
        <table:table-column table:style-name="co1" table:default-cell-style-name="Default"/>
        <table:table-row table:style-name="ro1">
          <table:table-cell office:value-type="string" calcext:value-type="string">
            <text:p>om.example.demo.DemoApplicationsTests]</text:p>
          </table:table-cell>
        </table:table-row>
        <table:table-row table:style-name="ro1">
          <table:table-cell office:value-type="string" calcext:value-type="string">
            <text:p>23:29:32.621 [main] DEBUG org.springframework.test.context.BootstrapUtils - Instantiating CacheAwareContextLoaderDelegate from class [org.springframework.test.context.cache.DefaultCacheAwareContextLoaderDelegate]</text:p>
          </table:table-cell>
        </table:table-row>
        <table:table-row table:style-name="ro1">
          <table:table-cell office:value-type="string" calcext:value-type="string">
            <text:p>23:29:32.628 [main] DEBUG org.springframework.test.context.BootstrapUtils - Instantiating BootstrapContext using constructor [public org.springframework.test.context.support.DefaultBootstrapContext(java.lang.Class,org.springframework.test.context.CacheAwareContextLoaderDelegate)]</text:p>
          </table:table-cell>
        </table:table-row>
        <table:table-row table:style-name="ro1">
          <table:table-cell office:value-type="string" calcext:value-type="string">
            <text:p>23:29:32.647 [main] DEBUG org.springframework.test.context.BootstrapUtils - Instantiating TestContextBootstrapper for test class [com.example.demo.DemoApplicationsTests] from class [org.springframework.boot.test.context.SpringBootTestContextBootstrapper]</text:p>
          </table:table-cell>
        </table:table-row>
        <table:table-row table:style-name="ro1">
          <table:table-cell office:value-type="string" calcext:value-type="string">
            <text:p>23:29:32.659 [main] INFO org.springframework.boot.test.context.SpringBootTestContextBootstrapper - Neither @ContextConfiguration nor @ContextHierarchy found for test class [com.example.demo.DemoApplicationsTests], using SpringBootContextLoader</text:p>
          </table:table-cell>
        </table:table-row>
        <table:table-row table:style-name="ro1">
          <table:table-cell office:value-type="string" calcext:value-type="string">
            <text:p>23:29:32.662 [main] DEBUG org.springframework.test.context.support.AbstractContextLoader - Did not detect default resource location for test class [com.example.demo.DemoApplicationsTests]: class path resource [com/example/demo/DemoApplicationsTests-context.xml] does not exist</text:p>
          </table:table-cell>
        </table:table-row>
        <table:table-row table:style-name="ro1">
          <table:table-cell office:value-type="string" calcext:value-type="string">
            <text:p>23:29:32.663 [main] DEBUG org.springframework.test.context.support.AbstractContextLoader - Did not detect default resource location for test class [com.example.demo.DemoApplicationsTests]: class path resource [com/example/demo/DemoApplicationsTestsContext.groovy] does not exist</text:p>
          </table:table-cell>
        </table:table-row>
        <table:table-row table:style-name="ro1">
          <table:table-cell office:value-type="string" calcext:value-type="string">
            <text:p>23:29:32.664 [main] INFO org.springframework.test.context.support.AbstractContextLoader - Could not detect default resource locations for test class [com.example.demo.DemoApplicationsTests]: no resource found for suffixes {-context.xml, Context.groovy}.</text:p>
          </table:table-cell>
        </table:table-row>
        <table:table-row table:style-name="ro1">
          <table:table-cell office:value-type="string" calcext:value-type="string">
            <text:p>23:29:32.667 [main] DEBUG org.springframework.test.context.support.AnnotationConfigContextLoaderUtils - Ignoring class [com.example.demo.DemoApplicationsTests$StateInsertOrder]; it must be static, non-private, non-final, and annotated with @Configuration to be considered a default configuration class.</text:p>
          </table:table-cell>
        </table:table-row>
        <table:table-row table:style-name="ro1">
          <table:table-cell office:value-type="string" calcext:value-type="string">
            <text:p>23:29:32.668 [main] DEBUG org.springframework.test.context.support.AnnotationConfigContextLoaderUtils - Ignoring class [com.example.demo.DemoApplicationsTests$StateInstanceOrder]; it must be static, non-private, non-final, and annotated with @Configuration to be considered a default configuration class.</text:p>
          </table:table-cell>
        </table:table-row>
        <table:table-row table:style-name="ro1">
          <table:table-cell office:value-type="string" calcext:value-type="string">
            <text:p>23:29:32.668 [main] INFO org.springframework.test.context.support.AnnotationConfigContextLoaderUtils - Could not detect default configuration classes for test class [com.example.demo.DemoApplicationsTests]: DemoApplicationsTests does not declare any static, non-private, non-final, nested classes annotated with @Configuration.</text:p>
          </table:table-cell>
        </table:table-row>
        <table:table-row table:style-name="ro1">
          <table:table-cell office:value-type="string" calcext:value-type="string">
            <text:p>23:29:32.711 [main] DEBUG org.springframework.test.context.support.ActiveProfilesUtils - Could not find an 'annotation declaring class' for annotation type [org.springframework.test.context.ActiveProfiles] and class [com.example.demo.DemoApplicationsTests]</text:p>
          </table:table-cell>
        </table:table-row>
        <table:table-row table:style-name="ro1">
          <table:table-cell office:value-type="string" calcext:value-type="string">
            <text:p>23:29:32.783 [main] DEBUG org.springframework.context.annotation.ClassPathScanningCandidateComponentProvider - Identified candidate component class: file [/home/janderson/colombo/others-projects/jdbi-benchmark/jdbc/target/classes/com/example/demo/JdbcApplication.class]</text:p>
          </table:table-cell>
        </table:table-row>
        <table:table-row table:style-name="ro1">
          <table:table-cell office:value-type="string" calcext:value-type="string">
            <text:p>23:29:32.784 [main] INFO org.springframework.boot.test.context.SpringBootTestContextBootstrapper - Found @SpringBootConfiguration com.example.demo.JdbcApplication for test class com.example.demo.DemoApplicationsTests</text:p>
          </table:table-cell>
        </table:table-row>
        <table:table-row table:style-name="ro1">
          <table:table-cell office:value-type="string" calcext:value-type="string">
            <text:p>23:29:32.866 [main] DEBUG org.springframework.boot.test.context.SpringBootTestContextBootstrapper - @TestExecutionListeners is not present for class [com.example.demo.DemoApplicationsTests]: using defaults.</text:p>
          </table:table-cell>
        </table:table-row>
        <table:table-row table:style-name="ro1">
          <table:table-cell office:value-type="string" calcext:value-type="string">
            <text:p>23:29:32.866 [main] INFO org.springframework.boot.test.context.SpringBootTestContextBootstrapper - Loaded default TestExecutionListener class names from location [META-INF/spring.factories]: [org.springframework.boot.test.mock.mockito.MockitoTestExecutionListener, org.springframework.boot.test.mock.mockito.ResetMocksTestExecutionListener, org.springframework.boot.test.autoconfigure.restdocs.RestDocsTestExecutionListener, org.springframework.boot.test.autoconfigure.web.client.MockRestServiceServerResetTestExecutionListener, org.springframework.boot.test.autoconfigure.web.servlet.MockMvcPrintOnlyOnFailureTestExecutionListener, org.springframework.boot.test.autoconfigure.web.servlet.WebDriverTestExecutionListener, org.springframework.test.context.web.ServletTestExecutionListener, org.springframework.test.context.support.DirtiesContextBeforeModesTestExecutionListener, org.springframework.test.context.support.DependencyInjectionTestExecutionListener, org.springframework.test.context.support.DirtiesContextTestExecutionListener, org.springframework.test.context.transaction.TransactionalTestExecutionListener, org.springframework.test.context.jdbc.SqlScriptsTestExecutionListener]</text:p>
          </table:table-cell>
        </table:table-row>
        <table:table-row table:style-name="ro1">
          <table:table-cell office:value-type="string" calcext:value-type="string">
            <text:p>23:29:32.874 [main] DEBUG org.springframework.boot.test.context.SpringBootTestContextBootstrapper - Skipping candidate TestExecutionListener [org.springframework.test.context.web.ServletTestExecutionListener] due to a missing dependency. Specify custom listener classes or make the default listener classes and their required dependencies available. Offending class: [javax/servlet/ServletContext]</text:p>
          </table:table-cell>
        </table:table-row>
        <table:table-row table:style-name="ro1">
          <table:table-cell office:value-type="string" calcext:value-type="string">
            <text:p>23:29:32.881 [main] INFO org.springframework.boot.test.context.SpringBootTestContextBootstrapper - Using TestExecutionListeners: [org.springframework.test.context.support.DirtiesContextBeforeModesTestExecutionListener@316bcf94, org.springframework.boot.test.mock.mockito.MockitoTestExecutionListener@6404f418, org.springframework.boot.test.autoconfigure.SpringBootDependencyInjectionTestExecutionListener@3e11f9e9, org.springframework.test.context.support.DirtiesContextTestExecutionListener@1de5f259, org.springframework.test.context.transaction.TransactionalTestExecutionListener@729d991e, org.springframework.test.context.jdbc.SqlScriptsTestExecutionListener@31fa1761, org.springframework.boot.test.mock.mockito.ResetMocksTestExecutionListener@957e06, org.springframework.boot.test.autoconfigure.restdocs.RestDocsTestExecutionListener@32502377, org.springframework.boot.test.autoconfigure.web.client.MockRestServiceServerResetTestExecutionListener@2c1b194a, org.springframework.boot.test.autoconfigure.web.servlet.MockMvcPrintOnlyOnFailureTestExecutionListener@4dbb42b7, org.springframework.boot.test.autoconfigure.web.servlet.WebDriverTestExecutionListener@66f57048]</text:p>
          </table:table-cell>
        </table:table-row>
        <table:table-row table:style-name="ro1">
          <table:table-cell office:value-type="string" calcext:value-type="string">
            <text:p>23:29:32.883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3:29:32.884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3:29:32.886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3:29:32.886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3:29:32.887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3:29:32.887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3:29:32.891 [main] DEBUG org.springframework.test.context.support.AbstractDirtiesContextTestExecutionListener - Before test class: context [DefaultTestContext@272113c4 testClass = DemoApplicationsTests, testInstance = [null], testMethod = [null], testException = [null], mergedContextConfiguration = [MergedContextConfiguration@73e9cf30 testClass = DemoApplicationsTests, locations = '{}', classes = '{class com.example.demo.Jdbc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43ee72e6, org.springframework.boot.test.json.DuplicateJsonObjectContextCustomizerFactory$DuplicateJsonObjectContextCustomizer@2805c96b, org.springframework.boot.test.mock.mockito.MockitoContextCustomizer@0, org.springframework.boot.test.web.client.TestRestTemplateContextCustomizer@2928854b, org.springframework.boot.test.autoconfigure.properties.PropertyMappingContextCustomizer@0, org.springframework.boot.test.autoconfigure.web.servlet.WebDriverContextCustomizerFactory$Customizer@56de5251], contextLoader = 'org.springframework.boot.test.context.SpringBootContextLoader', parent = [null]], attributes = map[[empty]]], class annotated with @DirtiesContext [false] with mode [null].</text:p>
          </table:table-cell>
        </table:table-row>
        <table:table-row table:style-name="ro1">
          <table:table-cell office:value-type="string" calcext:value-type="string">
            <text:p>23:29:32.892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3:29:32.892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3:29:32.897 [main] DEBUG org.springframework.test.context.support.DependencyInjectionTestExecutionListener - Performing dependency injection for test context [[DefaultTestContext@272113c4 testClass = DemoApplicationsTests, testInstance = com.example.demo.DemoApplicationsTests@5824a83d, testMethod = [null], testException = [null], mergedContextConfiguration = [MergedContextConfiguration@73e9cf30 testClass = DemoApplicationsTests, locations = '{}', classes = '{class com.example.demo.Jdbc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43ee72e6, org.springframework.boot.test.json.DuplicateJsonObjectContextCustomizerFactory$DuplicateJsonObjectContextCustomizer@2805c96b, org.springframework.boot.test.mock.mockito.MockitoContextCustomizer@0, org.springframework.boot.test.web.client.TestRestTemplateContextCustomizer@2928854b, org.springframework.boot.test.autoconfigure.properties.PropertyMappingContextCustomizer@0, org.springframework.boot.test.autoconfigure.web.servlet.WebDriverContextCustomizerFactory$Customizer@56de5251], contextLoader = 'org.springframework.boot.test.context.SpringBootContextLoader', parent = [null]], attributes = map[[empty]]]].</text:p>
          </table:table-cell>
        </table:table-row>
        <table:table-row table:style-name="ro1">
          <table:table-cell office:value-type="string" calcext:value-type="string">
            <text:p>23:29:32.925 [main] DEBUG org.springframework.test.context.support.TestPropertySourceUtils - Adding inlined properties to environment: {spring.jmx.enabled=false, org.springframework.boot.test.context.SpringBootTestContextBootstrapper=true, server.port=-1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. <text:s text:c="2"/>____ <text:s text:c="9"/>_ <text:s text:c="11"/>__ _ _</text:p>
          </table:table-cell>
        </table:table-row>
        <table:table-row table:style-name="ro1">
          <table:table-cell office:value-type="string" calcext:value-type="string">
            <text:p><text:s/>/\\ / ___'_ __ _ _(_)_ __ <text:s/>__ _ \ \ \ \</text:p>
          </table:table-cell>
        </table:table-row>
        <table:table-row table:style-name="ro1">
          <table:table-cell office:value-type="string" calcext:value-type="string">
            <text:p>( ( )\___ | '_ | '_| | '_ \/ _` | \ \ \ \</text:p>
          </table:table-cell>
        </table:table-row>
        <table:table-row table:style-name="ro1">
          <table:table-cell office:value-type="string" calcext:value-type="string">
            <text:p><text:s/>\\/ <text:s/>___)| |_)| | | | | || (_| | <text:s/>) ) ) )</text:p>
          </table:table-cell>
        </table:table-row>
        <table:table-row table:style-name="ro1">
          <table:table-cell office:value-type="string" calcext:value-type="string">
            <text:p><text:s text:c="2"/>' <text:s/>|____| .__|_| |_|_| |_\__, | / / / /</text:p>
          </table:table-cell>
        </table:table-row>
        <table:table-row table:style-name="ro1">
          <table:table-cell office:value-type="string" calcext:value-type="string">
            <text:p><text:s/>=========|_|==============|___/=/_/_/_/</text:p>
          </table:table-cell>
        </table:table-row>
        <table:table-row table:style-name="ro1">
          <table:table-cell office:value-type="string" calcext:value-type="string">
            <text:p><text:s/>:: Spring Boot :: <text:s text:c="7"/>(v2.1.8.RELEAS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20-08-18 23:29:33.212 <text:s/>INFO 16947 --- [ <text:s text:c="10"/>main] com.example.demo.DemoApplicationsTests <text:s text:c="2"/>: Starting DemoApplicationsTests on nb-003846 with PID 16947 (started by janderson in /home/janderson/colombo/others-projects/jdbi-benchmark/jdbc)</text:p>
          </table:table-cell>
        </table:table-row>
        <table:table-row table:style-name="ro1">
          <table:table-cell office:value-type="string" calcext:value-type="string">
            <text:p>2020-08-18 23:29:33.214 <text:s/>INFO 16947 --- [ <text:s text:c="10"/>main] com.example.demo.DemoApplicationsTests <text:s text:c="2"/>: No active profile set, falling back to default profiles: default</text:p>
          </table:table-cell>
        </table:table-row>
        <table:table-row table:style-name="ro1">
          <table:table-cell office:value-type="string" calcext:value-type="string">
            <text:p>2020-08-18 23:29:34.255 <text:s/>INFO 16947 --- [ <text:s text:c="10"/>main] com.example.demo.DemoApplicationsTests <text:s text:c="2"/>: Started DemoApplicationsTests in 1.329 seconds (JVM running for 2.118)</text:p>
          </table:table-cell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deleteBy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0,00% complete, ETA 00:02:40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2020-08-18 23:29:35.284 <text:s/>INFO 16947 --- [Id-jmh-worker-1] com.zaxxer.hikari.HikariDataSource <text:s text:c="6"/>: HikariPool-1 - Starting...</text:p>
          </table:table-cell>
        </table:table-row>
        <table:table-row table:style-name="ro1">
          <table:table-cell office:value-type="string" calcext:value-type="string">
            <text:p>2020-08-18 23:29:35.410 <text:s/>INFO 16947 --- [Id-jmh-worker-1] com.zaxxer.hikari.HikariDataSource <text:s text:c="6"/>: HikariPool-1 - Start completed.</text:p>
          </table:table-cell>
        </table:table-row>
        <table:table-row table:style-name="ro1">
          <table:table-cell office:value-type="string" calcext:value-type="string">
            <text:p>1,091 ms/op</text:p>
          </table:table-cell>
        </table:table-row>
        <table:table-row table:style-name="ro1">
          <table:table-cell office:value-type="string" calcext:value-type="string">
            <text:p># Warmup Iteration <text:s text:c="2"/>2: 0,917 ms/op</text:p>
          </table:table-cell>
        </table:table-row>
        <table:table-row table:style-name="ro1">
          <table:table-cell office:value-type="string" calcext:value-type="string">
            <text:p># Warmup Iteration <text:s text:c="2"/>3: 0,970 ms/op</text:p>
          </table:table-cell>
        </table:table-row>
        <table:table-row table:style-name="ro1">
          <table:table-cell office:value-type="string" calcext:value-type="string">
            <text:p># Warmup Iteration <text:s text:c="2"/>4: 0,955 ms/op</text:p>
          </table:table-cell>
        </table:table-row>
        <table:table-row table:style-name="ro1">
          <table:table-cell office:value-type="string" calcext:value-type="string">
            <text:p># Warmup Iteration <text:s text:c="2"/>5: 0,931 ms/op</text:p>
          </table:table-cell>
        </table:table-row>
        <table:table-row table:style-name="ro1">
          <table:table-cell office:value-type="string" calcext:value-type="string">
            <text:p>Iteration <text:s text:c="2"/>1: 0,980 ms/op</text:p>
          </table:table-cell>
        </table:table-row>
        <table:table-row table:style-name="ro1">
          <table:table-cell office:value-type="string" calcext:value-type="string">
            <text:p>Iteration <text:s text:c="2"/>2: 1,031 ms/op</text:p>
          </table:table-cell>
        </table:table-row>
        <table:table-row table:style-name="ro1">
          <table:table-cell office:value-type="string" calcext:value-type="string">
            <text:p>Iteration <text:s text:c="2"/>3: 1,015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deleteById":</text:p>
          </table:table-cell>
        </table:table-row>
        <table:table-row table:style-name="ro1">
          <table:table-cell office:value-type="string" calcext:value-type="string">
            <text:p><text:s text:c="2"/>1,008 ±(99.9%) 0,478 ms/op [Average]</text:p>
          </table:table-cell>
        </table:table-row>
        <table:table-row table:style-name="ro1">
          <table:table-cell office:value-type="string" calcext:value-type="string">
            <text:p><text:s text:c="2"/>(min, avg, max) = (0,980, 1,008, 1,031), stdev = 0,026</text:p>
          </table:table-cell>
        </table:table-row>
        <table:table-row table:style-name="ro1">
          <table:table-cell office:value-type="string" calcext:value-type="string">
            <text:p><text:s text:c="2"/>CI (99.9%): [0,530, 1,487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findBy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25,00% complete, ETA 00:02:15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0,420 ms/op</text:p>
          </table:table-cell>
        </table:table-row>
        <table:table-row table:style-name="ro1">
          <table:table-cell office:value-type="string" calcext:value-type="string">
            <text:p># Warmup Iteration <text:s text:c="2"/>2: 0,443 ms/op</text:p>
          </table:table-cell>
        </table:table-row>
        <table:table-row table:style-name="ro1">
          <table:table-cell office:value-type="string" calcext:value-type="string">
            <text:p># Warmup Iteration <text:s text:c="2"/>3: 0,552 ms/op</text:p>
          </table:table-cell>
        </table:table-row>
        <table:table-row table:style-name="ro1">
          <table:table-cell office:value-type="string" calcext:value-type="string">
            <text:p># Warmup Iteration <text:s text:c="2"/>4: 0,450 ms/op</text:p>
          </table:table-cell>
        </table:table-row>
        <table:table-row table:style-name="ro1">
          <table:table-cell office:value-type="string" calcext:value-type="string">
            <text:p># Warmup Iteration <text:s text:c="2"/>5: 0,550 ms/op</text:p>
          </table:table-cell>
        </table:table-row>
        <table:table-row table:style-name="ro1">
          <table:table-cell office:value-type="string" calcext:value-type="string">
            <text:p>Iteration <text:s text:c="2"/>1: 0,566 ms/op</text:p>
          </table:table-cell>
        </table:table-row>
        <table:table-row table:style-name="ro1">
          <table:table-cell office:value-type="string" calcext:value-type="string">
            <text:p>Iteration <text:s text:c="2"/>2: 0,534 ms/op</text:p>
          </table:table-cell>
        </table:table-row>
        <table:table-row table:style-name="ro1">
          <table:table-cell office:value-type="string" calcext:value-type="string">
            <text:p>Iteration <text:s text:c="2"/>3: 0,533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findById":</text:p>
          </table:table-cell>
        </table:table-row>
        <table:table-row table:style-name="ro1">
          <table:table-cell office:value-type="string" calcext:value-type="string">
            <text:p><text:s text:c="2"/>0,544 ±(99.9%) 0,351 ms/op [Average]</text:p>
          </table:table-cell>
        </table:table-row>
        <table:table-row table:style-name="ro1">
          <table:table-cell office:value-type="string" calcext:value-type="string">
            <text:p><text:s text:c="2"/>(min, avg, max) = (0,533, 0,544, 0,566), stdev = 0,019</text:p>
          </table:table-cell>
        </table:table-row>
        <table:table-row table:style-name="ro1">
          <table:table-cell office:value-type="string" calcext:value-type="string">
            <text:p><text:s text:c="2"/>CI (99.9%): [0,193, 0,896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ins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50,00% complete, ETA 00:01:30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1,180 ms/op</text:p>
          </table:table-cell>
        </table:table-row>
        <table:table-row table:style-name="ro1">
          <table:table-cell office:value-type="string" calcext:value-type="string">
            <text:p># Warmup Iteration <text:s text:c="2"/>2: 1,159 ms/op</text:p>
          </table:table-cell>
        </table:table-row>
        <table:table-row table:style-name="ro1">
          <table:table-cell office:value-type="string" calcext:value-type="string">
            <text:p># Warmup Iteration <text:s text:c="2"/>3: 1,149 ms/op</text:p>
          </table:table-cell>
        </table:table-row>
        <table:table-row table:style-name="ro1">
          <table:table-cell office:value-type="string" calcext:value-type="string">
            <text:p># Warmup Iteration <text:s text:c="2"/>4: 1,174 ms/op</text:p>
          </table:table-cell>
        </table:table-row>
        <table:table-row table:style-name="ro1">
          <table:table-cell office:value-type="string" calcext:value-type="string">
            <text:p># Warmup Iteration <text:s text:c="2"/>5: 1,209 ms/op</text:p>
          </table:table-cell>
        </table:table-row>
        <table:table-row table:style-name="ro1">
          <table:table-cell office:value-type="string" calcext:value-type="string">
            <text:p>Iteration <text:s text:c="2"/>1: 1,172 ms/op</text:p>
          </table:table-cell>
        </table:table-row>
        <table:table-row table:style-name="ro1">
          <table:table-cell office:value-type="string" calcext:value-type="string">
            <text:p>Iteration <text:s text:c="2"/>2: 1,161 ms/op</text:p>
          </table:table-cell>
        </table:table-row>
        <table:table-row table:style-name="ro1">
          <table:table-cell office:value-type="string" calcext:value-type="string">
            <text:p>Iteration <text:s text:c="2"/>3: 1,169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insert":</text:p>
          </table:table-cell>
        </table:table-row>
        <table:table-row table:style-name="ro1">
          <table:table-cell office:value-type="string" calcext:value-type="string">
            <text:p><text:s text:c="2"/>1,168 ±(99.9%) 0,107 ms/op [Average]</text:p>
          </table:table-cell>
        </table:table-row>
        <table:table-row table:style-name="ro1">
          <table:table-cell office:value-type="string" calcext:value-type="string">
            <text:p><text:s text:c="2"/>(min, avg, max) = (1,161, 1,168, 1,172), stdev = 0,006</text:p>
          </table:table-cell>
        </table:table-row>
        <table:table-row table:style-name="ro1">
          <table:table-cell office:value-type="string" calcext:value-type="string">
            <text:p><text:s text:c="2"/>CI (99.9%): [1,061, 1,274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upda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75,00% complete, ETA 00:00:45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1,117 ms/op</text:p>
          </table:table-cell>
        </table:table-row>
        <table:table-row table:style-name="ro1">
          <table:table-cell office:value-type="string" calcext:value-type="string">
            <text:p># Warmup Iteration <text:s text:c="2"/>2: 1,116 ms/op</text:p>
          </table:table-cell>
        </table:table-row>
        <table:table-row table:style-name="ro1">
          <table:table-cell office:value-type="string" calcext:value-type="string">
            <text:p># Warmup Iteration <text:s text:c="2"/>3: 1,164 ms/op</text:p>
          </table:table-cell>
        </table:table-row>
        <table:table-row table:style-name="ro1">
          <table:table-cell office:value-type="string" calcext:value-type="string">
            <text:p># Warmup Iteration <text:s text:c="2"/>4: 1,129 ms/op</text:p>
          </table:table-cell>
        </table:table-row>
        <table:table-row table:style-name="ro1">
          <table:table-cell office:value-type="string" calcext:value-type="string">
            <text:p># Warmup Iteration <text:s text:c="2"/>5: 1,108 ms/op</text:p>
          </table:table-cell>
        </table:table-row>
        <table:table-row table:style-name="ro1">
          <table:table-cell office:value-type="string" calcext:value-type="string">
            <text:p>Iteration <text:s text:c="2"/>1: 1,106 ms/op</text:p>
          </table:table-cell>
        </table:table-row>
        <table:table-row table:style-name="ro1">
          <table:table-cell office:value-type="string" calcext:value-type="string">
            <text:p>Iteration <text:s text:c="2"/>2: 1,120 ms/op</text:p>
          </table:table-cell>
        </table:table-row>
        <table:table-row table:style-name="ro1">
          <table:table-cell office:value-type="string" calcext:value-type="string">
            <text:p>Iteration <text:s text:c="2"/>3: 1,185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update":</text:p>
          </table:table-cell>
        </table:table-row>
        <table:table-row table:style-name="ro1">
          <table:table-cell office:value-type="string" calcext:value-type="string">
            <text:p><text:s text:c="2"/>1,137 ±(99.9%) 0,766 ms/op [Average]</text:p>
          </table:table-cell>
        </table:table-row>
        <table:table-row table:style-name="ro1">
          <table:table-cell office:value-type="string" calcext:value-type="string">
            <text:p><text:s text:c="2"/>(min, avg, max) = (1,106, 1,137, 1,185), stdev = 0,042</text:p>
          </table:table-cell>
        </table:table-row>
        <table:table-row table:style-name="ro1">
          <table:table-cell office:value-type="string" calcext:value-type="string">
            <text:p><text:s text:c="2"/>CI (99.9%): [0,371, 1,903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Run complete. Total time: 00:03: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EMBER: The numbers below are just data. To gain reusable insights, you need to follow up on</text:p>
          </table:table-cell>
        </table:table-row>
        <table:table-row table:style-name="ro1">
          <table:table-cell office:value-type="string" calcext:value-type="string">
            <text:p>why the numbers are the way they are. Use profilers (see -prof, -lprof), design factorial</text:p>
          </table:table-cell>
        </table:table-row>
        <table:table-row table:style-name="ro1">
          <table:table-cell office:value-type="string" calcext:value-type="string">
            <text:p>experiments, perform baseline and negative tests that provide experimental control, make sure</text:p>
          </table:table-cell>
        </table:table-row>
        <table:table-row table:style-name="ro1">
          <table:table-cell office:value-type="string" calcext:value-type="string">
            <text:p>the benchmarking environment is safe on JVM/OS/HW level, ask for reviews from the domain experts.</text:p>
          </table:table-cell>
        </table:table-row>
        <table:table-row table:style-name="ro1">
          <table:table-cell office:value-type="string" calcext:value-type="string">
            <text:p>Do not assume the numbers tell you what you want them to tell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chmark <text:s text:c="24"/>Mode <text:s/>Cnt <text:s/>Score <text:s text:c="2"/>Error <text:s/>Units</text:p>
          </table:table-cell>
        </table:table-row>
        <table:table-row table:style-name="ro1">
          <table:table-cell office:value-type="string" calcext:value-type="string">
            <text:p>DemoApplicationsTests.deleteById <text:s/>avgt <text:s text:c="3"/>3 <text:s/>1,008 ± 0,478 <text:s/>ms/op</text:p>
          </table:table-cell>
        </table:table-row>
        <table:table-row table:style-name="ro1">
          <table:table-cell office:value-type="string" calcext:value-type="string">
            <text:p>DemoApplicationsTests.findById <text:s text:c="3"/>avgt <text:s text:c="3"/>3 <text:s/>0,544 ± 0,351 <text:s/>ms/op</text:p>
          </table:table-cell>
        </table:table-row>
        <table:table-row table:style-name="ro1">
          <table:table-cell office:value-type="string" calcext:value-type="string">
            <text:p>DemoApplicationsTests.insert <text:s text:c="5"/>avgt <text:s text:c="3"/>3 <text:s/>1,168 ± 0,107 <text:s/>ms/op</text:p>
          </table:table-cell>
        </table:table-row>
        <table:table-row table:style-name="ro1">
          <table:table-cell office:value-type="string" calcext:value-type="string">
            <text:p>DemoApplicationsTests.update <text:s text:c="5"/>avgt <text:s text:c="3"/>3 <text:s/>1,137 ± 0,766 <text:s/>ms/op</text:p>
          </table:table-cell>
        </table:table-row>
        <table:table-row table:style-name="ro1">
          <table:table-cell office:value-type="string" calcext:value-type="string">
            <text:p>[INFO] Tests run: 1, Failures: 0, Errors: 0, Skipped: 0, Time elapsed: 183.383 s - in com.example.demo.DemoApplicationsTests</text:p>
          </table:table-cell>
        </table:table-row>
        <table:table-row table:style-name="ro1">
          <table:table-cell office:value-type="string" calcext:value-type="string">
            <text:p>2020-08-18 23:32:35.864 <text:s/>INFO 16947 --- [ <text:s text:c="6"/>Thread-2] com.zaxxer.hikari.HikariDataSource <text:s text:c="6"/>: HikariPool-1 - Shutdown initiated...</text:p>
          </table:table-cell>
        </table:table-row>
        <table:table-row table:style-name="ro1">
          <table:table-cell office:value-type="string" calcext:value-type="string">
            <text:p>2020-08-18 23:32:35.870 <text:s/>INFO 16947 --- [ <text:s text:c="6"/>Thread-2] com.zaxxer.hikari.HikariDataSource <text:s text:c="6"/>: HikariPool-1 - Shutdown completed.</text:p>
          </table:table-cell>
        </table:table-row>
      </table:table>
      <table:table table:name="JDBI Declarative" table:style-name="ta1">
        <table:table-column table:style-name="co1" table:default-cell-style-name="Default"/>
        <table:table-row table:style-name="ro1">
          <table:table-cell office:value-type="string" calcext:value-type="string">
            <text:p><text:s/>[main] DEBUG org.springframework.test.context.junit4.SpringJUnit4ClassRunner - SpringJUnit4ClassRunner constructor called with [class com.example.demo.DemoApplicationsTests]</text:p>
          </table:table-cell>
        </table:table-row>
        <table:table-row table:style-name="ro1">
          <table:table-cell office:value-type="string" calcext:value-type="string">
            <text:p>23:42:49.702 [main] DEBUG org.springframework.test.context.BootstrapUtils - Instantiating CacheAwareContextLoaderDelegate from class [org.springframework.test.context.cache.DefaultCacheAwareContextLoaderDelegate]</text:p>
          </table:table-cell>
        </table:table-row>
        <table:table-row table:style-name="ro1">
          <table:table-cell office:value-type="string" calcext:value-type="string">
            <text:p>23:42:49.709 [main] DEBUG org.springframework.test.context.BootstrapUtils - Instantiating BootstrapContext using constructor [public org.springframework.test.context.support.DefaultBootstrapContext(java.lang.Class,org.springframework.test.context.CacheAwareContextLoaderDelegate)]</text:p>
          </table:table-cell>
        </table:table-row>
        <table:table-row table:style-name="ro1">
          <table:table-cell office:value-type="string" calcext:value-type="string">
            <text:p>23:42:49.730 [main] DEBUG org.springframework.test.context.BootstrapUtils - Instantiating TestContextBootstrapper for test class [com.example.demo.DemoApplicationsTests] from class [org.springframework.boot.test.context.SpringBootTestContextBootstrapper]</text:p>
          </table:table-cell>
        </table:table-row>
        <table:table-row table:style-name="ro1">
          <table:table-cell office:value-type="string" calcext:value-type="string">
            <text:p>23:42:49.744 [main] INFO org.springframework.boot.test.context.SpringBootTestContextBootstrapper - Neither @ContextConfiguration nor @ContextHierarchy found for test class [com.example.demo.DemoApplicationsTests], using SpringBootContextLoader</text:p>
          </table:table-cell>
        </table:table-row>
        <table:table-row table:style-name="ro1">
          <table:table-cell office:value-type="string" calcext:value-type="string">
            <text:p>23:42:49.748 [main] DEBUG org.springframework.test.context.support.AbstractContextLoader - Did not detect default resource location for test class [com.example.demo.DemoApplicationsTests]: class path resource [com/example/demo/DemoApplicationsTests-context.xml] does not exist</text:p>
          </table:table-cell>
        </table:table-row>
        <table:table-row table:style-name="ro1">
          <table:table-cell office:value-type="string" calcext:value-type="string">
            <text:p>23:42:49.749 [main] DEBUG org.springframework.test.context.support.AbstractContextLoader - Did not detect default resource location for test class [com.example.demo.DemoApplicationsTests]: class path resource [com/example/demo/DemoApplicationsTestsContext.groovy] does not exist</text:p>
          </table:table-cell>
        </table:table-row>
        <table:table-row table:style-name="ro1">
          <table:table-cell office:value-type="string" calcext:value-type="string">
            <text:p>23:42:49.750 [main] INFO org.springframework.test.context.support.AbstractContextLoader - Could not detect default resource locations for test class [com.example.demo.DemoApplicationsTests]: no resource found for suffixes {-context.xml, Context.groovy}.</text:p>
          </table:table-cell>
        </table:table-row>
        <table:table-row table:style-name="ro1">
          <table:table-cell office:value-type="string" calcext:value-type="string">
            <text:p>23:42:49.753 [main] DEBUG org.springframework.test.context.support.AnnotationConfigContextLoaderUtils - Ignoring class [com.example.demo.DemoApplicationsTests$StateInsertOrder]; it must be static, non-private, non-final, and annotated with @Configuration to be considered a default configuration class.</text:p>
          </table:table-cell>
        </table:table-row>
        <table:table-row table:style-name="ro1">
          <table:table-cell office:value-type="string" calcext:value-type="string">
            <text:p>23:42:49.754 [main] DEBUG org.springframework.test.context.support.AnnotationConfigContextLoaderUtils - Ignoring class [com.example.demo.DemoApplicationsTests$StateInstanceOrder]; it must be static, non-private, non-final, and annotated with @Configuration to be considered a default configuration class.</text:p>
          </table:table-cell>
        </table:table-row>
        <table:table-row table:style-name="ro1">
          <table:table-cell office:value-type="string" calcext:value-type="string">
            <text:p>23:42:49.754 [main] INFO org.springframework.test.context.support.AnnotationConfigContextLoaderUtils - Could not detect default configuration classes for test class [com.example.demo.DemoApplicationsTests]: DemoApplicationsTests does not declare any static, non-private, non-final, nested classes annotated with @Configuration.</text:p>
          </table:table-cell>
        </table:table-row>
        <table:table-row table:style-name="ro1">
          <table:table-cell office:value-type="string" calcext:value-type="string">
            <text:p>23:42:49.806 [main] DEBUG org.springframework.test.context.support.ActiveProfilesUtils - Could not find an 'annotation declaring class' for annotation type [org.springframework.test.context.ActiveProfiles] and class [com.example.demo.DemoApplicationsTests]</text:p>
          </table:table-cell>
        </table:table-row>
        <table:table-row table:style-name="ro1">
          <table:table-cell office:value-type="string" calcext:value-type="string">
            <text:p>23:42:49.903 [main] DEBUG org.springframework.context.annotation.ClassPathScanningCandidateComponentProvider - Identified candidate component class: file [/home/janderson/colombo/others-projects/jdbi-benchmark/jdbi/target/classes/com/example/demo/JdbiApplication.class]</text:p>
          </table:table-cell>
        </table:table-row>
        <table:table-row table:style-name="ro1">
          <table:table-cell office:value-type="string" calcext:value-type="string">
            <text:p>23:42:49.905 [main] INFO org.springframework.boot.test.context.SpringBootTestContextBootstrapper - Found @SpringBootConfiguration com.example.demo.JdbiApplication for test class com.example.demo.DemoApplicationsTests</text:p>
          </table:table-cell>
        </table:table-row>
        <table:table-row table:style-name="ro1">
          <table:table-cell office:value-type="string" calcext:value-type="string">
            <text:p>23:42:49.998 [main] DEBUG org.springframework.boot.test.context.SpringBootTestContextBootstrapper - @TestExecutionListeners is not present for class [com.example.demo.DemoApplicationsTests]: using defaults.</text:p>
          </table:table-cell>
        </table:table-row>
        <table:table-row table:style-name="ro1">
          <table:table-cell office:value-type="string" calcext:value-type="string">
            <text:p>23:42:49.998 [main] INFO org.springframework.boot.test.context.SpringBootTestContextBootstrapper - Loaded default TestExecutionListener class names from location [META-INF/spring.factories]: [org.springframework.boot.test.mock.mockito.MockitoTestExecutionListener, org.springframework.boot.test.mock.mockito.ResetMocksTestExecutionListener, org.springframework.boot.test.autoconfigure.restdocs.RestDocsTestExecutionListener, org.springframework.boot.test.autoconfigure.web.client.MockRestServiceServerResetTestExecutionListener, org.springframework.boot.test.autoconfigure.web.servlet.MockMvcPrintOnlyOnFailureTestExecutionListener, org.springframework.boot.test.autoconfigure.web.servlet.WebDriverTestExecutionListener, org.springframework.test.context.web.ServletTestExecutionListener, org.springframework.test.context.support.DirtiesContextBeforeModesTestExecutionListener, org.springframework.test.context.support.DependencyInjectionTestExecutionListener, org.springframework.test.context.support.DirtiesContextTestExecutionListener, org.springframework.test.context.transaction.TransactionalTestExecutionListener, org.springframework.test.context.jdbc.SqlScriptsTestExecutionListener]</text:p>
          </table:table-cell>
        </table:table-row>
        <table:table-row table:style-name="ro1">
          <table:table-cell office:value-type="string" calcext:value-type="string">
            <text:p>23:42:50.006 [main] DEBUG org.springframework.boot.test.context.SpringBootTestContextBootstrapper - Skipping candidate TestExecutionListener [org.springframework.test.context.web.ServletTestExecutionListener] due to a missing dependency. Specify custom listener classes or make the default listener classes and their required dependencies available. Offending class: [javax/servlet/ServletContext]</text:p>
          </table:table-cell>
        </table:table-row>
        <table:table-row table:style-name="ro1">
          <table:table-cell office:value-type="string" calcext:value-type="string">
            <text:p>23:42:50.014 [main] INFO org.springframework.boot.test.context.SpringBootTestContextBootstrapper - Using TestExecutionListeners: [org.springframework.test.context.support.DirtiesContextBeforeModesTestExecutionListener@21282ed8, org.springframework.boot.test.mock.mockito.MockitoTestExecutionListener@36916eb0, org.springframework.boot.test.autoconfigure.SpringBootDependencyInjectionTestExecutionListener@7bab3f1a, org.springframework.test.context.support.DirtiesContextTestExecutionListener@437da279, org.springframework.test.context.transaction.TransactionalTestExecutionListener@23c30a20, org.springframework.test.context.jdbc.SqlScriptsTestExecutionListener@1e1a0406, org.springframework.boot.test.mock.mockito.ResetMocksTestExecutionListener@3cebbb30, org.springframework.boot.test.autoconfigure.restdocs.RestDocsTestExecutionListener@12aba8be, org.springframework.boot.test.autoconfigure.web.client.MockRestServiceServerResetTestExecutionListener@290222c1, org.springframework.boot.test.autoconfigure.web.servlet.MockMvcPrintOnlyOnFailureTestExecutionListener@67f639d3, org.springframework.boot.test.autoconfigure.web.servlet.WebDriverTestExecutionListener@6253c26]</text:p>
          </table:table-cell>
        </table:table-row>
        <table:table-row table:style-name="ro1">
          <table:table-cell office:value-type="string" calcext:value-type="string">
            <text:p>23:42:50.017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3:42:50.017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3:42:50.019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3:42:50.019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3:42:50.020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3:42:50.020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3:42:50.024 [main] DEBUG org.springframework.test.context.support.AbstractDirtiesContextTestExecutionListener - Before test class: context [DefaultTestContext@60bd273d testClass = DemoApplicationsTests, testInstance = [null], testMethod = [null], testException = [null], mergedContextConfiguration = [MergedContextConfiguration@121314f7 testClass = DemoApplicationsTests, locations = '{}', classes = '{class com.example.demo.Jdbi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233fe9b6, org.springframework.boot.test.json.DuplicateJsonObjectContextCustomizerFactory$DuplicateJsonObjectContextCustomizer@3c72f59f, org.springframework.boot.test.mock.mockito.MockitoContextCustomizer@0, org.springframework.boot.test.web.client.TestRestTemplateContextCustomizer@6973bf95, org.springframework.boot.test.autoconfigure.properties.PropertyMappingContextCustomizer@0, org.springframework.boot.test.autoconfigure.web.servlet.WebDriverContextCustomizerFactory$Customizer@51e5fc98], contextLoader = 'org.springframework.boot.test.context.SpringBootContextLoader', parent = [null]], attributes = map[[empty]]], class annotated with @DirtiesContext [false] with mode [null].</text:p>
          </table:table-cell>
        </table:table-row>
        <table:table-row table:style-name="ro1">
          <table:table-cell office:value-type="string" calcext:value-type="string">
            <text:p>23:42:50.025 [main] DEBUG org.springframework.test.annotation.ProfileValueUtils - Retrieved @ProfileValueSourceConfiguration [null] for test class [com.example.demo.DemoApplicationsTests]</text:p>
          </table:table-cell>
        </table:table-row>
        <table:table-row table:style-name="ro1">
          <table:table-cell office:value-type="string" calcext:value-type="string">
            <text:p>23:42:50.025 [main] DEBUG org.springframework.test.annotation.ProfileValueUtils - Retrieved ProfileValueSource type [class org.springframework.test.annotation.SystemProfileValueSource] for class [com.example.demo.DemoApplicationsTests]</text:p>
          </table:table-cell>
        </table:table-row>
        <table:table-row table:style-name="ro1">
          <table:table-cell office:value-type="string" calcext:value-type="string">
            <text:p>23:42:50.032 [main] DEBUG org.springframework.test.context.support.DependencyInjectionTestExecutionListener - Performing dependency injection for test context [[DefaultTestContext@60bd273d testClass = DemoApplicationsTests, testInstance = com.example.demo.DemoApplicationsTests@f09733f, testMethod = [null], testException = [null], mergedContextConfiguration = [MergedContextConfiguration@121314f7 testClass = DemoApplicationsTests, locations = '{}', classes = '{class com.example.demo.Jdbi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233fe9b6, org.springframework.boot.test.json.DuplicateJsonObjectContextCustomizerFactory$DuplicateJsonObjectContextCustomizer@3c72f59f, org.springframework.boot.test.mock.mockito.MockitoContextCustomizer@0, org.springframework.boot.test.web.client.TestRestTemplateContextCustomizer@6973bf95, org.springframework.boot.test.autoconfigure.properties.PropertyMappingContextCustomizer@0, org.springframework.boot.test.autoconfigure.web.servlet.WebDriverContextCustomizerFactory$Customizer@51e5fc98], contextLoader = 'org.springframework.boot.test.context.SpringBootContextLoader', parent = [null]], attributes = map[[empty]]]].</text:p>
          </table:table-cell>
        </table:table-row>
        <table:table-row table:style-name="ro1">
          <table:table-cell office:value-type="string" calcext:value-type="string">
            <text:p>23:42:50.055 [main] DEBUG org.springframework.test.context.support.TestPropertySourceUtils - Adding inlined properties to environment: {spring.jmx.enabled=false, org.springframework.boot.test.context.SpringBootTestContextBootstrapper=true, server.port=-1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. <text:s text:c="2"/>____ <text:s text:c="9"/>_ <text:s text:c="11"/>__ _ _</text:p>
          </table:table-cell>
        </table:table-row>
        <table:table-row table:style-name="ro1">
          <table:table-cell office:value-type="string" calcext:value-type="string">
            <text:p><text:s/>/\\ / ___'_ __ _ _(_)_ __ <text:s/>__ _ \ \ \ \</text:p>
          </table:table-cell>
        </table:table-row>
        <table:table-row table:style-name="ro1">
          <table:table-cell office:value-type="string" calcext:value-type="string">
            <text:p>( ( )\___ | '_ | '_| | '_ \/ _` | \ \ \ \</text:p>
          </table:table-cell>
        </table:table-row>
        <table:table-row table:style-name="ro1">
          <table:table-cell office:value-type="string" calcext:value-type="string">
            <text:p><text:s/>\\/ <text:s/>___)| |_)| | | | | || (_| | <text:s/>) ) ) )</text:p>
          </table:table-cell>
        </table:table-row>
        <table:table-row table:style-name="ro1">
          <table:table-cell office:value-type="string" calcext:value-type="string">
            <text:p><text:s text:c="2"/>' <text:s/>|____| .__|_| |_|_| |_\__, | / / / /</text:p>
          </table:table-cell>
        </table:table-row>
        <table:table-row table:style-name="ro1">
          <table:table-cell office:value-type="string" calcext:value-type="string">
            <text:p><text:s/>=========|_|==============|___/=/_/_/_/</text:p>
          </table:table-cell>
        </table:table-row>
        <table:table-row table:style-name="ro1">
          <table:table-cell office:value-type="string" calcext:value-type="string">
            <text:p><text:s/>:: Spring Boot :: <text:s text:c="7"/>(v2.1.8.RELEAS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20-08-18 23:42:50.328 <text:s/>INFO 19893 --- [ <text:s text:c="10"/>main] com.example.demo.DemoApplicationsTests <text:s text:c="2"/>: Starting DemoApplicationsTests on nb-003846 with PID 19893 (started by janderson in /home/janderson/colombo/others-projects/jdbi-benchmark/jdbi)</text:p>
          </table:table-cell>
        </table:table-row>
        <table:table-row table:style-name="ro1">
          <table:table-cell office:value-type="string" calcext:value-type="string">
            <text:p>2020-08-18 23:42:50.330 <text:s/>INFO 19893 --- [ <text:s text:c="10"/>main] com.example.demo.DemoApplicationsTests <text:s text:c="2"/>: No active profile set, falling back to default profiles: default</text:p>
          </table:table-cell>
        </table:table-row>
        <table:table-row table:style-name="ro1">
          <table:table-cell office:value-type="string" calcext:value-type="string">
            <text:p>2020-08-18 23:42:51.565 <text:s/>INFO 19893 --- [ <text:s text:c="10"/>main] com.example.demo.DemoApplicationsTests <text:s text:c="2"/>: Started DemoApplicationsTests in 1.508 seconds (JVM running for 2.543)</text:p>
          </table:table-cell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deleteBy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0,00% complete, ETA 00:02:40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2020-08-18 23:42:52.607 <text:s/>INFO 19893 --- [Id-jmh-worker-1] com.zaxxer.hikari.HikariDataSource <text:s text:c="6"/>: HikariPool-1 - Starting...</text:p>
          </table:table-cell>
        </table:table-row>
        <table:table-row table:style-name="ro1">
          <table:table-cell office:value-type="string" calcext:value-type="string">
            <text:p>2020-08-18 23:42:52.722 <text:s/>INFO 19893 --- [Id-jmh-worker-1] com.zaxxer.hikari.HikariDataSource <text:s text:c="6"/>: HikariPool-1 - Start completed.</text:p>
          </table:table-cell>
        </table:table-row>
        <table:table-row table:style-name="ro1">
          <table:table-cell office:value-type="string" calcext:value-type="string">
            <text:p>1,502 ms/op</text:p>
          </table:table-cell>
        </table:table-row>
        <table:table-row table:style-name="ro1">
          <table:table-cell office:value-type="string" calcext:value-type="string">
            <text:p># Warmup Iteration <text:s text:c="2"/>2: 1,229 ms/op</text:p>
          </table:table-cell>
        </table:table-row>
        <table:table-row table:style-name="ro1">
          <table:table-cell office:value-type="string" calcext:value-type="string">
            <text:p># Warmup Iteration <text:s text:c="2"/>3: 1,174 ms/op</text:p>
          </table:table-cell>
        </table:table-row>
        <table:table-row table:style-name="ro1">
          <table:table-cell office:value-type="string" calcext:value-type="string">
            <text:p># Warmup Iteration <text:s text:c="2"/>4: 1,171 ms/op</text:p>
          </table:table-cell>
        </table:table-row>
        <table:table-row table:style-name="ro1">
          <table:table-cell office:value-type="string" calcext:value-type="string">
            <text:p># Warmup Iteration <text:s text:c="2"/>5: 1,106 ms/op</text:p>
          </table:table-cell>
        </table:table-row>
        <table:table-row table:style-name="ro1">
          <table:table-cell office:value-type="string" calcext:value-type="string">
            <text:p>Iteration <text:s text:c="2"/>1: 1,218 ms/op</text:p>
          </table:table-cell>
        </table:table-row>
        <table:table-row table:style-name="ro1">
          <table:table-cell office:value-type="string" calcext:value-type="string">
            <text:p>Iteration <text:s text:c="2"/>2: 1,331 ms/op</text:p>
          </table:table-cell>
        </table:table-row>
        <table:table-row table:style-name="ro1">
          <table:table-cell office:value-type="string" calcext:value-type="string">
            <text:p>Iteration <text:s text:c="2"/>3: 1,150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deleteById":</text:p>
          </table:table-cell>
        </table:table-row>
        <table:table-row table:style-name="ro1">
          <table:table-cell office:value-type="string" calcext:value-type="string">
            <text:p><text:s text:c="2"/>1,233 ±(99.9%) 1,672 ms/op [Average]</text:p>
          </table:table-cell>
        </table:table-row>
        <table:table-row table:style-name="ro1">
          <table:table-cell office:value-type="string" calcext:value-type="string">
            <text:p><text:s text:c="2"/>(min, avg, max) = (1,150, 1,233, 1,331), stdev = 0,092</text:p>
          </table:table-cell>
        </table:table-row>
        <table:table-row table:style-name="ro1">
          <table:table-cell office:value-type="string" calcext:value-type="string">
            <text:p><text:s text:c="2"/>CI (99.9%): [≈ 0, 2,905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findBy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25,00% complete, ETA 00:02:16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0,909 ms/op</text:p>
          </table:table-cell>
        </table:table-row>
        <table:table-row table:style-name="ro1">
          <table:table-cell office:value-type="string" calcext:value-type="string">
            <text:p># Warmup Iteration <text:s text:c="2"/>2: 0,670 ms/op</text:p>
          </table:table-cell>
        </table:table-row>
        <table:table-row table:style-name="ro1">
          <table:table-cell office:value-type="string" calcext:value-type="string">
            <text:p># Warmup Iteration <text:s text:c="2"/>3: 0,728 ms/op</text:p>
          </table:table-cell>
        </table:table-row>
        <table:table-row table:style-name="ro1">
          <table:table-cell office:value-type="string" calcext:value-type="string">
            <text:p># Warmup Iteration <text:s text:c="2"/>4: 0,707 ms/op</text:p>
          </table:table-cell>
        </table:table-row>
        <table:table-row table:style-name="ro1">
          <table:table-cell office:value-type="string" calcext:value-type="string">
            <text:p># Warmup Iteration <text:s text:c="2"/>5: 0,634 ms/op</text:p>
          </table:table-cell>
        </table:table-row>
        <table:table-row table:style-name="ro1">
          <table:table-cell office:value-type="string" calcext:value-type="string">
            <text:p>Iteration <text:s text:c="2"/>1: 0,670 ms/op</text:p>
          </table:table-cell>
        </table:table-row>
        <table:table-row table:style-name="ro1">
          <table:table-cell office:value-type="string" calcext:value-type="string">
            <text:p>Iteration <text:s text:c="2"/>2: 0,693 ms/op</text:p>
          </table:table-cell>
        </table:table-row>
        <table:table-row table:style-name="ro1">
          <table:table-cell office:value-type="string" calcext:value-type="string">
            <text:p>Iteration <text:s text:c="2"/>3: 0,636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findById":</text:p>
          </table:table-cell>
        </table:table-row>
        <table:table-row table:style-name="ro1">
          <table:table-cell office:value-type="string" calcext:value-type="string">
            <text:p><text:s text:c="2"/>0,666 ±(99.9%) 0,525 ms/op [Average]</text:p>
          </table:table-cell>
        </table:table-row>
        <table:table-row table:style-name="ro1">
          <table:table-cell office:value-type="string" calcext:value-type="string">
            <text:p><text:s text:c="2"/>(min, avg, max) = (0,636, 0,666, 0,693), stdev = 0,029</text:p>
          </table:table-cell>
        </table:table-row>
        <table:table-row table:style-name="ro1">
          <table:table-cell office:value-type="string" calcext:value-type="string">
            <text:p><text:s text:c="2"/>CI (99.9%): [0,141, 1,191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ins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50,00% complete, ETA 00:01:30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1,998 ms/op</text:p>
          </table:table-cell>
        </table:table-row>
        <table:table-row table:style-name="ro1">
          <table:table-cell office:value-type="string" calcext:value-type="string">
            <text:p># Warmup Iteration <text:s text:c="2"/>2: 1,833 ms/op</text:p>
          </table:table-cell>
        </table:table-row>
        <table:table-row table:style-name="ro1">
          <table:table-cell office:value-type="string" calcext:value-type="string">
            <text:p># Warmup Iteration <text:s text:c="2"/>3: 1,860 ms/op</text:p>
          </table:table-cell>
        </table:table-row>
        <table:table-row table:style-name="ro1">
          <table:table-cell office:value-type="string" calcext:value-type="string">
            <text:p># Warmup Iteration <text:s text:c="2"/>4: 1,791 ms/op</text:p>
          </table:table-cell>
        </table:table-row>
        <table:table-row table:style-name="ro1">
          <table:table-cell office:value-type="string" calcext:value-type="string">
            <text:p># Warmup Iteration <text:s text:c="2"/>5: 1,850 ms/op</text:p>
          </table:table-cell>
        </table:table-row>
        <table:table-row table:style-name="ro1">
          <table:table-cell office:value-type="string" calcext:value-type="string">
            <text:p>Iteration <text:s text:c="2"/>1: 1,829 ms/op</text:p>
          </table:table-cell>
        </table:table-row>
        <table:table-row table:style-name="ro1">
          <table:table-cell office:value-type="string" calcext:value-type="string">
            <text:p>Iteration <text:s text:c="2"/>2: 1,703 ms/op</text:p>
          </table:table-cell>
        </table:table-row>
        <table:table-row table:style-name="ro1">
          <table:table-cell office:value-type="string" calcext:value-type="string">
            <text:p>Iteration <text:s text:c="2"/>3: 1,761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insert":</text:p>
          </table:table-cell>
        </table:table-row>
        <table:table-row table:style-name="ro1">
          <table:table-cell office:value-type="string" calcext:value-type="string">
            <text:p><text:s text:c="2"/>1,764 ±(99.9%) 1,147 ms/op [Average]</text:p>
          </table:table-cell>
        </table:table-row>
        <table:table-row table:style-name="ro1">
          <table:table-cell office:value-type="string" calcext:value-type="string">
            <text:p><text:s text:c="2"/>(min, avg, max) = (1,703, 1,764, 1,829), stdev = 0,063</text:p>
          </table:table-cell>
        </table:table-row>
        <table:table-row table:style-name="ro1">
          <table:table-cell office:value-type="string" calcext:value-type="string">
            <text:p><text:s text:c="2"/>CI (99.9%): [0,617, 2,912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ApplicationsTests.upda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75,00% complete, ETA 00:00:45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1,749 ms/op</text:p>
          </table:table-cell>
        </table:table-row>
        <table:table-row table:style-name="ro1">
          <table:table-cell office:value-type="string" calcext:value-type="string">
            <text:p># Warmup Iteration <text:s text:c="2"/>2: 1,800 ms/op</text:p>
          </table:table-cell>
        </table:table-row>
        <table:table-row table:style-name="ro1">
          <table:table-cell office:value-type="string" calcext:value-type="string">
            <text:p># Warmup Iteration <text:s text:c="2"/>3: 1,782 ms/op</text:p>
          </table:table-cell>
        </table:table-row>
        <table:table-row table:style-name="ro1">
          <table:table-cell office:value-type="string" calcext:value-type="string">
            <text:p># Warmup Iteration <text:s text:c="2"/>4: 1,736 ms/op</text:p>
          </table:table-cell>
        </table:table-row>
        <table:table-row table:style-name="ro1">
          <table:table-cell office:value-type="string" calcext:value-type="string">
            <text:p># Warmup Iteration <text:s text:c="2"/>5: 1,762 ms/op</text:p>
          </table:table-cell>
        </table:table-row>
        <table:table-row table:style-name="ro1">
          <table:table-cell office:value-type="string" calcext:value-type="string">
            <text:p>Iteration <text:s text:c="2"/>1: 1,811 ms/op</text:p>
          </table:table-cell>
        </table:table-row>
        <table:table-row table:style-name="ro1">
          <table:table-cell office:value-type="string" calcext:value-type="string">
            <text:p>Iteration <text:s text:c="2"/>2: 1,856 ms/op</text:p>
          </table:table-cell>
        </table:table-row>
        <table:table-row table:style-name="ro1">
          <table:table-cell office:value-type="string" calcext:value-type="string">
            <text:p>Iteration <text:s text:c="2"/>3: 1,889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ApplicationsTests.update":</text:p>
          </table:table-cell>
        </table:table-row>
        <table:table-row table:style-name="ro1">
          <table:table-cell office:value-type="string" calcext:value-type="string">
            <text:p><text:s text:c="2"/>1,852 ±(99.9%) 0,716 ms/op [Average]</text:p>
          </table:table-cell>
        </table:table-row>
        <table:table-row table:style-name="ro1">
          <table:table-cell office:value-type="string" calcext:value-type="string">
            <text:p><text:s text:c="2"/>(min, avg, max) = (1,811, 1,852, 1,889), stdev = 0,039</text:p>
          </table:table-cell>
        </table:table-row>
        <table:table-row table:style-name="ro1">
          <table:table-cell office:value-type="string" calcext:value-type="string">
            <text:p><text:s text:c="2"/>CI (99.9%): [1,136, 2,568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Run complete. Total time: 00:03: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EMBER: The numbers below are just data. To gain reusable insights, you need to follow up on</text:p>
          </table:table-cell>
        </table:table-row>
        <table:table-row table:style-name="ro1">
          <table:table-cell office:value-type="string" calcext:value-type="string">
            <text:p>why the numbers are the way they are. Use profilers (see -prof, -lprof), design factorial</text:p>
          </table:table-cell>
        </table:table-row>
        <table:table-row table:style-name="ro1">
          <table:table-cell office:value-type="string" calcext:value-type="string">
            <text:p>experiments, perform baseline and negative tests that provide experimental control, make sure</text:p>
          </table:table-cell>
        </table:table-row>
        <table:table-row table:style-name="ro1">
          <table:table-cell office:value-type="string" calcext:value-type="string">
            <text:p>the benchmarking environment is safe on JVM/OS/HW level, ask for reviews from the domain experts.</text:p>
          </table:table-cell>
        </table:table-row>
        <table:table-row table:style-name="ro1">
          <table:table-cell office:value-type="string" calcext:value-type="string">
            <text:p>Do not assume the numbers tell you what you want them to tell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chmark <text:s text:c="24"/>Mode <text:s/>Cnt <text:s/>Score <text:s text:c="2"/>Error <text:s/>Units</text:p>
          </table:table-cell>
        </table:table-row>
        <table:table-row table:style-name="ro1">
          <table:table-cell office:value-type="string" calcext:value-type="string">
            <text:p>DemoApplicationsTests.deleteById <text:s/>avgt <text:s text:c="3"/>3 <text:s/>1,233 ± 1,672 <text:s/>ms/op</text:p>
          </table:table-cell>
        </table:table-row>
        <table:table-row table:style-name="ro1">
          <table:table-cell office:value-type="string" calcext:value-type="string">
            <text:p>DemoApplicationsTests.findById <text:s text:c="3"/>avgt <text:s text:c="3"/>3 <text:s/>0,666 ± 0,525 <text:s/>ms/op</text:p>
          </table:table-cell>
        </table:table-row>
        <table:table-row table:style-name="ro1">
          <table:table-cell office:value-type="string" calcext:value-type="string">
            <text:p>DemoApplicationsTests.insert <text:s text:c="5"/>avgt <text:s text:c="3"/>3 <text:s/>1,764 ± 1,147 <text:s/>ms/op</text:p>
          </table:table-cell>
        </table:table-row>
        <table:table-row table:style-name="ro1">
          <table:table-cell office:value-type="string" calcext:value-type="string">
            <text:p>DemoApplicationsTests.update <text:s text:c="5"/>avgt <text:s text:c="3"/>3 <text:s/>1,852 ± 0,716 <text:s/>ms/op</text:p>
          </table:table-cell>
        </table:table-row>
      </table:table>
      <table:table table:name="JDBI Fluent" table:style-name="ta1">
        <table:table-column table:style-name="co1" table:default-cell-style-name="Default"/>
        <table:table-row table:style-name="ro1">
          <table:table-cell office:value-type="string" calcext:value-type="string">
            <text:p>xample.demo.DemoFluentApplicationsTests]</text:p>
          </table:table-cell>
        </table:table-row>
        <table:table-row table:style-name="ro1">
          <table:table-cell office:value-type="string" calcext:value-type="string">
            <text:p>00:25:19.654 [main] DEBUG org.springframework.test.context.BootstrapUtils - Instantiating CacheAwareContextLoaderDelegate from class [org.springframework.test.context.cache.DefaultCacheAwareContextLoaderDelegate]</text:p>
          </table:table-cell>
        </table:table-row>
        <table:table-row table:style-name="ro1">
          <table:table-cell office:value-type="string" calcext:value-type="string">
            <text:p>00:25:19.661 [main] DEBUG org.springframework.test.context.BootstrapUtils - Instantiating BootstrapContext using constructor [public org.springframework.test.context.support.DefaultBootstrapContext(java.lang.Class,org.springframework.test.context.CacheAwareContextLoaderDelegate)]</text:p>
          </table:table-cell>
        </table:table-row>
        <table:table-row table:style-name="ro1">
          <table:table-cell office:value-type="string" calcext:value-type="string">
            <text:p>00:25:19.681 [main] DEBUG org.springframework.test.context.BootstrapUtils - Instantiating TestContextBootstrapper for test class [com.example.demo.DemoFluentApplicationsTests] from class [org.springframework.boot.test.context.SpringBootTestContextBootstrapper]</text:p>
          </table:table-cell>
        </table:table-row>
        <table:table-row table:style-name="ro1">
          <table:table-cell office:value-type="string" calcext:value-type="string">
            <text:p>00:25:19.693 [main] INFO org.springframework.boot.test.context.SpringBootTestContextBootstrapper - Neither @ContextConfiguration nor @ContextHierarchy found for test class [com.example.demo.DemoFluentApplicationsTests], using SpringBootContextLoader</text:p>
          </table:table-cell>
        </table:table-row>
        <table:table-row table:style-name="ro1">
          <table:table-cell office:value-type="string" calcext:value-type="string">
            <text:p>00:25:19.697 [main] DEBUG org.springframework.test.context.support.AbstractContextLoader - Did not detect default resource location for test class [com.example.demo.DemoFluentApplicationsTests]: class path resource [com/example/demo/DemoFluentApplicationsTests-context.xml] does not exist</text:p>
          </table:table-cell>
        </table:table-row>
        <table:table-row table:style-name="ro1">
          <table:table-cell office:value-type="string" calcext:value-type="string">
            <text:p>00:25:19.699 [main] DEBUG org.springframework.test.context.support.AbstractContextLoader - Did not detect default resource location for test class [com.example.demo.DemoFluentApplicationsTests]: class path resource [com/example/demo/DemoFluentApplicationsTestsContext.groovy] does not exist</text:p>
          </table:table-cell>
        </table:table-row>
        <table:table-row table:style-name="ro1">
          <table:table-cell office:value-type="string" calcext:value-type="string">
            <text:p>00:25:19.699 [main] INFO org.springframework.test.context.support.AbstractContextLoader - Could not detect default resource locations for test class [com.example.demo.DemoFluentApplicationsTests]: no resource found for suffixes {-context.xml, Context.groovy}.</text:p>
          </table:table-cell>
        </table:table-row>
        <table:table-row table:style-name="ro1">
          <table:table-cell office:value-type="string" calcext:value-type="string">
            <text:p>00:25:19.703 [main] DEBUG org.springframework.test.context.support.AnnotationConfigContextLoaderUtils - Ignoring class [com.example.demo.DemoFluentApplicationsTests$StateInsertOrder]; it must be static, non-private, non-final, and annotated with @Configuration to be considered a default configuration class.</text:p>
          </table:table-cell>
        </table:table-row>
        <table:table-row table:style-name="ro1">
          <table:table-cell office:value-type="string" calcext:value-type="string">
            <text:p>00:25:19.703 [main] DEBUG org.springframework.test.context.support.AnnotationConfigContextLoaderUtils - Ignoring class [com.example.demo.DemoFluentApplicationsTests$StateInstanceOrder]; it must be static, non-private, non-final, and annotated with @Configuration to be considered a default configuration class.</text:p>
          </table:table-cell>
        </table:table-row>
        <table:table-row table:style-name="ro1">
          <table:table-cell office:value-type="string" calcext:value-type="string">
            <text:p>00:25:19.704 [main] INFO org.springframework.test.context.support.AnnotationConfigContextLoaderUtils - Could not detect default configuration classes for test class [com.example.demo.DemoFluentApplicationsTests]: DemoFluentApplicationsTests does not declare any static, non-private, non-final, nested classes annotated with @Configuration.</text:p>
          </table:table-cell>
        </table:table-row>
        <table:table-row table:style-name="ro1">
          <table:table-cell office:value-type="string" calcext:value-type="string">
            <text:p>00:25:19.752 [main] DEBUG org.springframework.test.context.support.ActiveProfilesUtils - Could not find an 'annotation declaring class' for annotation type [org.springframework.test.context.ActiveProfiles] and class [com.example.demo.DemoFluentApplicationsTests]</text:p>
          </table:table-cell>
        </table:table-row>
        <table:table-row table:style-name="ro1">
          <table:table-cell office:value-type="string" calcext:value-type="string">
            <text:p>00:25:19.846 [main] DEBUG org.springframework.context.annotation.ClassPathScanningCandidateComponentProvider - Identified candidate component class: file [/home/janderson/colombo/others-projects/jdbi-benchmark/jdbi/target/classes/com/example/demo/JdbiApplication.class]</text:p>
          </table:table-cell>
        </table:table-row>
        <table:table-row table:style-name="ro1">
          <table:table-cell office:value-type="string" calcext:value-type="string">
            <text:p>00:25:19.848 [main] INFO org.springframework.boot.test.context.SpringBootTestContextBootstrapper - Found @SpringBootConfiguration com.example.demo.JdbiApplication for test class com.example.demo.DemoFluentApplicationsTests</text:p>
          </table:table-cell>
        </table:table-row>
        <table:table-row table:style-name="ro1">
          <table:table-cell office:value-type="string" calcext:value-type="string">
            <text:p>00:25:19.941 [main] DEBUG org.springframework.boot.test.context.SpringBootTestContextBootstrapper - @TestExecutionListeners is not present for class [com.example.demo.DemoFluentApplicationsTests]: using defaults.</text:p>
          </table:table-cell>
        </table:table-row>
        <table:table-row table:style-name="ro1">
          <table:table-cell office:value-type="string" calcext:value-type="string">
            <text:p>00:25:19.942 [main] INFO org.springframework.boot.test.context.SpringBootTestContextBootstrapper - Loaded default TestExecutionListener class names from location [META-INF/spring.factories]: [org.springframework.boot.test.mock.mockito.MockitoTestExecutionListener, org.springframework.boot.test.mock.mockito.ResetMocksTestExecutionListener, org.springframework.boot.test.autoconfigure.restdocs.RestDocsTestExecutionListener, org.springframework.boot.test.autoconfigure.web.client.MockRestServiceServerResetTestExecutionListener, org.springframework.boot.test.autoconfigure.web.servlet.MockMvcPrintOnlyOnFailureTestExecutionListener, org.springframework.boot.test.autoconfigure.web.servlet.WebDriverTestExecutionListener, org.springframework.test.context.web.ServletTestExecutionListener, org.springframework.test.context.support.DirtiesContextBeforeModesTestExecutionListener, org.springframework.test.context.support.DependencyInjectionTestExecutionListener, org.springframework.test.context.support.DirtiesContextTestExecutionListener, org.springframework.test.context.transaction.TransactionalTestExecutionListener, org.springframework.test.context.jdbc.SqlScriptsTestExecutionListener]</text:p>
          </table:table-cell>
        </table:table-row>
        <table:table-row table:style-name="ro1">
          <table:table-cell office:value-type="string" calcext:value-type="string">
            <text:p>00:25:19.948 [main] DEBUG org.springframework.boot.test.context.SpringBootTestContextBootstrapper - Skipping candidate TestExecutionListener [org.springframework.test.context.web.ServletTestExecutionListener] due to a missing dependency. Specify custom listener classes or make the default listener classes and their required dependencies available. Offending class: [javax/servlet/ServletContext]</text:p>
          </table:table-cell>
        </table:table-row>
        <table:table-row table:style-name="ro1">
          <table:table-cell office:value-type="string" calcext:value-type="string">
            <text:p>00:25:19.955 [main] INFO org.springframework.boot.test.context.SpringBootTestContextBootstrapper - Using TestExecutionListeners: [org.springframework.test.context.support.DirtiesContextBeforeModesTestExecutionListener@47987356, org.springframework.boot.test.mock.mockito.MockitoTestExecutionListener@22ef9844, org.springframework.boot.test.autoconfigure.SpringBootDependencyInjectionTestExecutionListener@6283d8b8, org.springframework.test.context.support.DirtiesContextTestExecutionListener@3b6ddd1d, org.springframework.test.context.transaction.TransactionalTestExecutionListener@3f6b0be5, org.springframework.test.context.jdbc.SqlScriptsTestExecutionListener@611889f4, org.springframework.boot.test.mock.mockito.ResetMocksTestExecutionListener@1da2cb77, org.springframework.boot.test.autoconfigure.restdocs.RestDocsTestExecutionListener@48f278eb, org.springframework.boot.test.autoconfigure.web.client.MockRestServiceServerResetTestExecutionListener@2f217633, org.springframework.boot.test.autoconfigure.web.servlet.MockMvcPrintOnlyOnFailureTestExecutionListener@a530d0a, org.springframework.boot.test.autoconfigure.web.servlet.WebDriverTestExecutionListener@1a18644]</text:p>
          </table:table-cell>
        </table:table-row>
        <table:table-row table:style-name="ro1">
          <table:table-cell office:value-type="string" calcext:value-type="string">
            <text:p>00:25:19.957 [main] DEBUG org.springframework.test.annotation.ProfileValueUtils - Retrieved @ProfileValueSourceConfiguration [null] for test class [com.example.demo.DemoFluentApplicationsTests]</text:p>
          </table:table-cell>
        </table:table-row>
        <table:table-row table:style-name="ro1">
          <table:table-cell office:value-type="string" calcext:value-type="string">
            <text:p>00:25:19.957 [main] DEBUG org.springframework.test.annotation.ProfileValueUtils - Retrieved ProfileValueSource type [class org.springframework.test.annotation.SystemProfileValueSource] for class [com.example.demo.DemoFluentApplicationsTests]</text:p>
          </table:table-cell>
        </table:table-row>
        <table:table-row table:style-name="ro1">
          <table:table-cell office:value-type="string" calcext:value-type="string">
            <text:p>00:25:19.959 [main] DEBUG org.springframework.test.annotation.ProfileValueUtils - Retrieved @ProfileValueSourceConfiguration [null] for test class [com.example.demo.DemoFluentApplicationsTests]</text:p>
          </table:table-cell>
        </table:table-row>
        <table:table-row table:style-name="ro1">
          <table:table-cell office:value-type="string" calcext:value-type="string">
            <text:p>00:25:19.959 [main] DEBUG org.springframework.test.annotation.ProfileValueUtils - Retrieved ProfileValueSource type [class org.springframework.test.annotation.SystemProfileValueSource] for class [com.example.demo.DemoFluentApplicationsTests]</text:p>
          </table:table-cell>
        </table:table-row>
        <table:table-row table:style-name="ro1">
          <table:table-cell office:value-type="string" calcext:value-type="string">
            <text:p>00:25:19.960 [main] DEBUG org.springframework.test.annotation.ProfileValueUtils - Retrieved @ProfileValueSourceConfiguration [null] for test class [com.example.demo.DemoFluentApplicationsTests]</text:p>
          </table:table-cell>
        </table:table-row>
        <table:table-row table:style-name="ro1">
          <table:table-cell office:value-type="string" calcext:value-type="string">
            <text:p>00:25:19.960 [main] DEBUG org.springframework.test.annotation.ProfileValueUtils - Retrieved ProfileValueSource type [class org.springframework.test.annotation.SystemProfileValueSource] for class [com.example.demo.DemoFluentApplicationsTests]</text:p>
          </table:table-cell>
        </table:table-row>
        <table:table-row table:style-name="ro1">
          <table:table-cell office:value-type="string" calcext:value-type="string">
            <text:p>00:25:19.964 [main] DEBUG org.springframework.test.context.support.AbstractDirtiesContextTestExecutionListener - Before test class: context [DefaultTestContext@3a44431a testClass = DemoFluentApplicationsTests, testInstance = [null], testMethod = [null], testException = [null], mergedContextConfiguration = [MergedContextConfiguration@3c7f66c4 testClass = DemoFluentApplicationsTests, locations = '{}', classes = '{class com.example.demo.Jdbi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3a079870, org.springframework.boot.test.json.DuplicateJsonObjectContextCustomizerFactory$DuplicateJsonObjectContextCustomizer@5c1a8622, org.springframework.boot.test.mock.mockito.MockitoContextCustomizer@0, org.springframework.boot.test.web.client.TestRestTemplateContextCustomizer@8909f18, org.springframework.boot.test.autoconfigure.properties.PropertyMappingContextCustomizer@0, org.springframework.boot.test.autoconfigure.web.servlet.WebDriverContextCustomizerFactory$Customizer@23986957], contextLoader = 'org.springframework.boot.test.context.SpringBootContextLoader', parent = [null]], attributes = map[[empty]]], class annotated with @DirtiesContext [false] with mode [null].</text:p>
          </table:table-cell>
        </table:table-row>
        <table:table-row table:style-name="ro1">
          <table:table-cell office:value-type="string" calcext:value-type="string">
            <text:p>00:25:19.965 [main] DEBUG org.springframework.test.annotation.ProfileValueUtils - Retrieved @ProfileValueSourceConfiguration [null] for test class [com.example.demo.DemoFluentApplicationsTests]</text:p>
          </table:table-cell>
        </table:table-row>
        <table:table-row table:style-name="ro1">
          <table:table-cell office:value-type="string" calcext:value-type="string">
            <text:p>00:25:19.965 [main] DEBUG org.springframework.test.annotation.ProfileValueUtils - Retrieved ProfileValueSource type [class org.springframework.test.annotation.SystemProfileValueSource] for class [com.example.demo.DemoFluentApplicationsTests]</text:p>
          </table:table-cell>
        </table:table-row>
        <table:table-row table:style-name="ro1">
          <table:table-cell office:value-type="string" calcext:value-type="string">
            <text:p>00:25:19.969 [main] DEBUG org.springframework.test.context.support.DependencyInjectionTestExecutionListener - Performing dependency injection for test context [[DefaultTestContext@3a44431a testClass = DemoFluentApplicationsTests, testInstance = com.example.demo.DemoFluentApplicationsTests@49049a04, testMethod = [null], testException = [null], mergedContextConfiguration = [MergedContextConfiguration@3c7f66c4 testClass = DemoFluentApplicationsTests, locations = '{}', classes = '{class com.example.demo.Jdbi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3a079870, org.springframework.boot.test.json.DuplicateJsonObjectContextCustomizerFactory$DuplicateJsonObjectContextCustomizer@5c1a8622, org.springframework.boot.test.mock.mockito.MockitoContextCustomizer@0, org.springframework.boot.test.web.client.TestRestTemplateContextCustomizer@8909f18, org.springframework.boot.test.autoconfigure.properties.PropertyMappingContextCustomizer@0, org.springframework.boot.test.autoconfigure.web.servlet.WebDriverContextCustomizerFactory$Customizer@23986957], contextLoader = 'org.springframework.boot.test.context.SpringBootContextLoader', parent = [null]], attributes = map[[empty]]]].</text:p>
          </table:table-cell>
        </table:table-row>
        <table:table-row table:style-name="ro1">
          <table:table-cell office:value-type="string" calcext:value-type="string">
            <text:p>00:25:19.989 [main] DEBUG org.springframework.test.context.support.TestPropertySourceUtils - Adding inlined properties to environment: {spring.jmx.enabled=false, org.springframework.boot.test.context.SpringBootTestContextBootstrapper=true, server.port=-1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. <text:s text:c="2"/>____ <text:s text:c="9"/>_ <text:s text:c="11"/>__ _ _</text:p>
          </table:table-cell>
        </table:table-row>
        <table:table-row table:style-name="ro1">
          <table:table-cell office:value-type="string" calcext:value-type="string">
            <text:p><text:s/>/\\ / ___'_ __ _ _(_)_ __ <text:s/>__ _ \ \ \ \</text:p>
          </table:table-cell>
        </table:table-row>
        <table:table-row table:style-name="ro1">
          <table:table-cell office:value-type="string" calcext:value-type="string">
            <text:p>( ( )\___ | '_ | '_| | '_ \/ _` | \ \ \ \</text:p>
          </table:table-cell>
        </table:table-row>
        <table:table-row table:style-name="ro1">
          <table:table-cell office:value-type="string" calcext:value-type="string">
            <text:p><text:s/>\\/ <text:s/>___)| |_)| | | | | || (_| | <text:s/>) ) ) )</text:p>
          </table:table-cell>
        </table:table-row>
        <table:table-row table:style-name="ro1">
          <table:table-cell office:value-type="string" calcext:value-type="string">
            <text:p><text:s text:c="2"/>' <text:s/>|____| .__|_| |_|_| |_\__, | / / / /</text:p>
          </table:table-cell>
        </table:table-row>
        <table:table-row table:style-name="ro1">
          <table:table-cell office:value-type="string" calcext:value-type="string">
            <text:p><text:s/>=========|_|==============|___/=/_/_/_/</text:p>
          </table:table-cell>
        </table:table-row>
        <table:table-row table:style-name="ro1">
          <table:table-cell office:value-type="string" calcext:value-type="string">
            <text:p><text:s/>:: Spring Boot :: <text:s text:c="7"/>(v2.1.8.RELEAS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20-08-19 00:25:20.249 <text:s/>INFO 29254 --- [ <text:s text:c="10"/>main] c.e.demo.DemoFluentApplicationsTests <text:s text:c="4"/>: Starting DemoFluentApplicationsTests on nb-003846 with PID 29254 (started by janderson in /home/janderson/colombo/others-projects/jdbi-benchmark/jdbi)</text:p>
          </table:table-cell>
        </table:table-row>
        <table:table-row table:style-name="ro1">
          <table:table-cell office:value-type="string" calcext:value-type="string">
            <text:p>2020-08-19 00:25:20.250 <text:s/>INFO 29254 --- [ <text:s text:c="10"/>main] c.e.demo.DemoFluentApplicationsTests <text:s text:c="4"/>: No active profile set, falling back to default profiles: default</text:p>
          </table:table-cell>
        </table:table-row>
        <table:table-row table:style-name="ro1">
          <table:table-cell office:value-type="string" calcext:value-type="string">
            <text:p>2020-08-19 00:25:21.460 <text:s/>INFO 29254 --- [ <text:s text:c="10"/>main] c.e.demo.DemoFluentApplicationsTests <text:s text:c="4"/>: Started DemoFluentApplicationsTests in 1.469 seconds (JVM running for 2.266)</text:p>
          </table:table-cell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FluentApplicationsTests.deleteBy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0,00% complete, ETA 00:02:40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2020-08-19 00:25:22.543 <text:s/>INFO 29254 --- [Id-jmh-worker-1] com.zaxxer.hikari.HikariDataSource <text:s text:c="6"/>: HikariPool-1 - Starting...</text:p>
          </table:table-cell>
        </table:table-row>
        <table:table-row table:style-name="ro1">
          <table:table-cell office:value-type="string" calcext:value-type="string">
            <text:p>2020-08-19 00:25:22.659 <text:s/>INFO 29254 --- [Id-jmh-worker-1] com.zaxxer.hikari.HikariDataSource <text:s text:c="6"/>: HikariPool-1 - Start completed.</text:p>
          </table:table-cell>
        </table:table-row>
        <table:table-row table:style-name="ro1">
          <table:table-cell office:value-type="string" calcext:value-type="string">
            <text:p>1,758 ms/op</text:p>
          </table:table-cell>
        </table:table-row>
        <table:table-row table:style-name="ro1">
          <table:table-cell office:value-type="string" calcext:value-type="string">
            <text:p># Warmup Iteration <text:s text:c="2"/>2: 1,158 ms/op</text:p>
          </table:table-cell>
        </table:table-row>
        <table:table-row table:style-name="ro1">
          <table:table-cell office:value-type="string" calcext:value-type="string">
            <text:p># Warmup Iteration <text:s text:c="2"/>3: 1,097 ms/op</text:p>
          </table:table-cell>
        </table:table-row>
        <table:table-row table:style-name="ro1">
          <table:table-cell office:value-type="string" calcext:value-type="string">
            <text:p># Warmup Iteration <text:s text:c="2"/>4: 1,163 ms/op</text:p>
          </table:table-cell>
        </table:table-row>
        <table:table-row table:style-name="ro1">
          <table:table-cell office:value-type="string" calcext:value-type="string">
            <text:p># Warmup Iteration <text:s text:c="2"/>5: 1,133 ms/op</text:p>
          </table:table-cell>
        </table:table-row>
        <table:table-row table:style-name="ro1">
          <table:table-cell office:value-type="string" calcext:value-type="string">
            <text:p>Iteration <text:s text:c="2"/>1: 1,067 ms/op</text:p>
          </table:table-cell>
        </table:table-row>
        <table:table-row table:style-name="ro1">
          <table:table-cell office:value-type="string" calcext:value-type="string">
            <text:p>Iteration <text:s text:c="2"/>2: 1,101 ms/op</text:p>
          </table:table-cell>
        </table:table-row>
        <table:table-row table:style-name="ro1">
          <table:table-cell office:value-type="string" calcext:value-type="string">
            <text:p>Iteration <text:s text:c="2"/>3: 1,166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FluentApplicationsTests.deleteById":</text:p>
          </table:table-cell>
        </table:table-row>
        <table:table-row table:style-name="ro1">
          <table:table-cell office:value-type="string" calcext:value-type="string">
            <text:p><text:s text:c="2"/>1,111 ±(99.9%) 0,924 ms/op [Average]</text:p>
          </table:table-cell>
        </table:table-row>
        <table:table-row table:style-name="ro1">
          <table:table-cell office:value-type="string" calcext:value-type="string">
            <text:p><text:s text:c="2"/>(min, avg, max) = (1,067, 1,111, 1,166), stdev = 0,051</text:p>
          </table:table-cell>
        </table:table-row>
        <table:table-row table:style-name="ro1">
          <table:table-cell office:value-type="string" calcext:value-type="string">
            <text:p><text:s text:c="2"/>CI (99.9%): [0,187, 2,036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FluentApplicationsTests.findBy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25,00% complete, ETA 00:02:16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0,741 ms/op</text:p>
          </table:table-cell>
        </table:table-row>
        <table:table-row table:style-name="ro1">
          <table:table-cell office:value-type="string" calcext:value-type="string">
            <text:p># Warmup Iteration <text:s text:c="2"/>2: 0,563 ms/op</text:p>
          </table:table-cell>
        </table:table-row>
        <table:table-row table:style-name="ro1">
          <table:table-cell office:value-type="string" calcext:value-type="string">
            <text:p># Warmup Iteration <text:s text:c="2"/>3: 0,510 ms/op</text:p>
          </table:table-cell>
        </table:table-row>
        <table:table-row table:style-name="ro1">
          <table:table-cell office:value-type="string" calcext:value-type="string">
            <text:p># Warmup Iteration <text:s text:c="2"/>4: 0,672 ms/op</text:p>
          </table:table-cell>
        </table:table-row>
        <table:table-row table:style-name="ro1">
          <table:table-cell office:value-type="string" calcext:value-type="string">
            <text:p># Warmup Iteration <text:s text:c="2"/>5: 0,603 ms/op</text:p>
          </table:table-cell>
        </table:table-row>
        <table:table-row table:style-name="ro1">
          <table:table-cell office:value-type="string" calcext:value-type="string">
            <text:p>Iteration <text:s text:c="2"/>1: 0,612 ms/op</text:p>
          </table:table-cell>
        </table:table-row>
        <table:table-row table:style-name="ro1">
          <table:table-cell office:value-type="string" calcext:value-type="string">
            <text:p>Iteration <text:s text:c="2"/>2: 0,586 ms/op</text:p>
          </table:table-cell>
        </table:table-row>
        <table:table-row table:style-name="ro1">
          <table:table-cell office:value-type="string" calcext:value-type="string">
            <text:p>Iteration <text:s text:c="2"/>3: 0,555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FluentApplicationsTests.findById":</text:p>
          </table:table-cell>
        </table:table-row>
        <table:table-row table:style-name="ro1">
          <table:table-cell office:value-type="string" calcext:value-type="string">
            <text:p><text:s text:c="2"/>0,584 ±(99.9%) 0,521 ms/op [Average]</text:p>
          </table:table-cell>
        </table:table-row>
        <table:table-row table:style-name="ro1">
          <table:table-cell office:value-type="string" calcext:value-type="string">
            <text:p><text:s text:c="2"/>(min, avg, max) = (0,555, 0,584, 0,612), stdev = 0,029</text:p>
          </table:table-cell>
        </table:table-row>
        <table:table-row table:style-name="ro1">
          <table:table-cell office:value-type="string" calcext:value-type="string">
            <text:p><text:s text:c="2"/>CI (99.9%): [0,064, 1,105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FluentApplicationsTests.ins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50,00% complete, ETA 00:01:30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1,835 ms/op</text:p>
          </table:table-cell>
        </table:table-row>
        <table:table-row table:style-name="ro1">
          <table:table-cell office:value-type="string" calcext:value-type="string">
            <text:p># Warmup Iteration <text:s text:c="2"/>2: 1,693 ms/op</text:p>
          </table:table-cell>
        </table:table-row>
        <table:table-row table:style-name="ro1">
          <table:table-cell office:value-type="string" calcext:value-type="string">
            <text:p># Warmup Iteration <text:s text:c="2"/>3: 1,884 ms/op</text:p>
          </table:table-cell>
        </table:table-row>
        <table:table-row table:style-name="ro1">
          <table:table-cell office:value-type="string" calcext:value-type="string">
            <text:p># Warmup Iteration <text:s text:c="2"/>4: 1,684 ms/op</text:p>
          </table:table-cell>
        </table:table-row>
        <table:table-row table:style-name="ro1">
          <table:table-cell office:value-type="string" calcext:value-type="string">
            <text:p># Warmup Iteration <text:s text:c="2"/>5: 1,861 ms/op</text:p>
          </table:table-cell>
        </table:table-row>
        <table:table-row table:style-name="ro1">
          <table:table-cell office:value-type="string" calcext:value-type="string">
            <text:p>Iteration <text:s text:c="2"/>1: 1,967 ms/op</text:p>
          </table:table-cell>
        </table:table-row>
        <table:table-row table:style-name="ro1">
          <table:table-cell office:value-type="string" calcext:value-type="string">
            <text:p>Iteration <text:s text:c="2"/>2: 1,985 ms/op</text:p>
          </table:table-cell>
        </table:table-row>
        <table:table-row table:style-name="ro1">
          <table:table-cell office:value-type="string" calcext:value-type="string">
            <text:p>Iteration <text:s text:c="2"/>3: 1,960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FluentApplicationsTests.insert":</text:p>
          </table:table-cell>
        </table:table-row>
        <table:table-row table:style-name="ro1">
          <table:table-cell office:value-type="string" calcext:value-type="string">
            <text:p><text:s text:c="2"/>1,971 ±(99.9%) 0,232 ms/op [Average]</text:p>
          </table:table-cell>
        </table:table-row>
        <table:table-row table:style-name="ro1">
          <table:table-cell office:value-type="string" calcext:value-type="string">
            <text:p><text:s text:c="2"/>(min, avg, max) = (1,960, 1,971, 1,985), stdev = 0,013</text:p>
          </table:table-cell>
        </table:table-row>
        <table:table-row table:style-name="ro1">
          <table:table-cell office:value-type="string" calcext:value-type="string">
            <text:p><text:s text:c="2"/>CI (99.9%): [1,738, 2,203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JMH version: 1.22</text:p>
          </table:table-cell>
        </table:table-row>
        <table:table-row table:style-name="ro1">
          <table:table-cell office:value-type="string" calcext:value-type="string">
            <text:p># VM version: JDK 11.0.8, OpenJDK 64-Bit Server VM, 11.0.8+10-post-Ubuntu-0ubuntu118.04.1</text:p>
          </table:table-cell>
        </table:table-row>
        <table:table-row table:style-name="ro1">
          <table:table-cell office:value-type="string" calcext:value-type="string">
            <text:p># VM invoker: /usr/lib/jvm/java-11-openjdk-amd64/bin/java</text:p>
          </table:table-cell>
        </table:table-row>
        <table:table-row table:style-name="ro1">
          <table:table-cell office:value-type="string" calcext:value-type="string">
            <text:p># VM options: &lt;none&gt;</text:p>
          </table:table-cell>
        </table:table-row>
        <table:table-row table:style-name="ro1">
          <table:table-cell office:value-type="string" calcext:value-type="string">
            <text:p># Warmup: 5 iterations, 5 s each</text:p>
          </table:table-cell>
        </table:table-row>
        <table:table-row table:style-name="ro1">
          <table:table-cell office:value-type="string" calcext:value-type="string">
            <text:p># Measurement: 3 iterations, 5 s each</text:p>
          </table:table-cell>
        </table:table-row>
        <table:table-row table:style-name="ro1">
          <table:table-cell office:value-type="string" calcext:value-type="string">
            <text:p># Timeout: 10 min per iteration</text:p>
          </table:table-cell>
        </table:table-row>
        <table:table-row table:style-name="ro1">
          <table:table-cell office:value-type="string" calcext:value-type="string">
            <text:p># Threads: 1 thread, will synchronize iterations</text:p>
          </table:table-cell>
        </table:table-row>
        <table:table-row table:style-name="ro1">
          <table:table-cell office:value-type="string" calcext:value-type="string">
            <text:p># Benchmark mode: Average time, time/op</text:p>
          </table:table-cell>
        </table:table-row>
        <table:table-row table:style-name="ro1">
          <table:table-cell office:value-type="string" calcext:value-type="string">
            <text:p># Benchmark: com.example.demo.DemoFluentApplicationsTests.upda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un progress: 75,00% complete, ETA 00:00:45</text:p>
          </table:table-cell>
        </table:table-row>
        <table:table-row table:style-name="ro1">
          <table:table-cell office:value-type="string" calcext:value-type="string">
            <text:p># Fork: N/A, test runs in the host VM</text:p>
          </table:table-cell>
        </table:table-row>
        <table:table-row table:style-name="ro1">
          <table:table-cell office:value-type="string" calcext:value-type="string">
            <text:p># *** WARNING: Non-forked runs may silently omit JVM options, mess up profilers, disable compiler hints, etc. ***</text:p>
          </table:table-cell>
        </table:table-row>
        <table:table-row table:style-name="ro1">
          <table:table-cell office:value-type="string" calcext:value-type="string">
            <text:p># *** WARNING: Use non-forked runs only for debugging purposes, not for actual performance runs. ***</text:p>
          </table:table-cell>
        </table:table-row>
        <table:table-row table:style-name="ro1">
          <table:table-cell office:value-type="string" calcext:value-type="string">
            <text:p># Warmup Iteration <text:s text:c="2"/>1: 1,778 ms/op</text:p>
          </table:table-cell>
        </table:table-row>
        <table:table-row table:style-name="ro1">
          <table:table-cell office:value-type="string" calcext:value-type="string">
            <text:p># Warmup Iteration <text:s text:c="2"/>2: 1,729 ms/op</text:p>
          </table:table-cell>
        </table:table-row>
        <table:table-row table:style-name="ro1">
          <table:table-cell office:value-type="string" calcext:value-type="string">
            <text:p># Warmup Iteration <text:s text:c="2"/>3: 1,879 ms/op</text:p>
          </table:table-cell>
        </table:table-row>
        <table:table-row table:style-name="ro1">
          <table:table-cell office:value-type="string" calcext:value-type="string">
            <text:p># Warmup Iteration <text:s text:c="2"/>4: 1,719 ms/op</text:p>
          </table:table-cell>
        </table:table-row>
        <table:table-row table:style-name="ro1">
          <table:table-cell office:value-type="string" calcext:value-type="string">
            <text:p># Warmup Iteration <text:s text:c="2"/>5: 1,714 ms/op</text:p>
          </table:table-cell>
        </table:table-row>
        <table:table-row table:style-name="ro1">
          <table:table-cell office:value-type="string" calcext:value-type="string">
            <text:p>Iteration <text:s text:c="2"/>1: 1,799 ms/op</text:p>
          </table:table-cell>
        </table:table-row>
        <table:table-row table:style-name="ro1">
          <table:table-cell office:value-type="string" calcext:value-type="string">
            <text:p>Iteration <text:s text:c="2"/>2: 1,747 ms/op</text:p>
          </table:table-cell>
        </table:table-row>
        <table:table-row table:style-name="ro1">
          <table:table-cell office:value-type="string" calcext:value-type="string">
            <text:p>Iteration <text:s text:c="2"/>3: 1,776 ms/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sult "com.example.demo.DemoFluentApplicationsTests.update":</text:p>
          </table:table-cell>
        </table:table-row>
        <table:table-row table:style-name="ro1">
          <table:table-cell office:value-type="string" calcext:value-type="string">
            <text:p><text:s text:c="2"/>1,774 ±(99.9%) 0,474 ms/op [Average]</text:p>
          </table:table-cell>
        </table:table-row>
        <table:table-row table:style-name="ro1">
          <table:table-cell office:value-type="string" calcext:value-type="string">
            <text:p><text:s text:c="2"/>(min, avg, max) = (1,747, 1,774, 1,799), stdev = 0,026</text:p>
          </table:table-cell>
        </table:table-row>
        <table:table-row table:style-name="ro1">
          <table:table-cell office:value-type="string" calcext:value-type="string">
            <text:p><text:s text:c="2"/>CI (99.9%): [1,300, 2,248] (assumes normal distribution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 Run complete. Total time: 00:03: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EMBER: The numbers below are just data. To gain reusable insights, you need to follow up on</text:p>
          </table:table-cell>
        </table:table-row>
        <table:table-row table:style-name="ro1">
          <table:table-cell office:value-type="string" calcext:value-type="string">
            <text:p>why the numbers are the way they are. Use profilers (see -prof, -lprof), design factorial</text:p>
          </table:table-cell>
        </table:table-row>
        <table:table-row table:style-name="ro1">
          <table:table-cell office:value-type="string" calcext:value-type="string">
            <text:p>experiments, perform baseline and negative tests that provide experimental control, make sure</text:p>
          </table:table-cell>
        </table:table-row>
        <table:table-row table:style-name="ro1">
          <table:table-cell office:value-type="string" calcext:value-type="string">
            <text:p>the benchmarking environment is safe on JVM/OS/HW level, ask for reviews from the domain experts.</text:p>
          </table:table-cell>
        </table:table-row>
        <table:table-row table:style-name="ro1">
          <table:table-cell office:value-type="string" calcext:value-type="string">
            <text:p>Do not assume the numbers tell you what you want them to tell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chmark <text:s text:c="30"/>Mode <text:s/>Cnt <text:s/>Score <text:s text:c="2"/>Error <text:s/>Units</text:p>
          </table:table-cell>
        </table:table-row>
        <table:table-row table:style-name="ro1">
          <table:table-cell office:value-type="string" calcext:value-type="string">
            <text:p>DemoFluentApplicationsTests.deleteById <text:s/>avgt <text:s text:c="3"/>3 <text:s/>1,111 ± 0,924 <text:s/>ms/op</text:p>
          </table:table-cell>
        </table:table-row>
        <table:table-row table:style-name="ro1">
          <table:table-cell office:value-type="string" calcext:value-type="string">
            <text:p>DemoFluentApplicationsTests.findById <text:s text:c="3"/>avgt <text:s text:c="3"/>3 <text:s/>0,584 ± 0,521 <text:s/>ms/op</text:p>
          </table:table-cell>
        </table:table-row>
        <table:table-row table:style-name="ro1">
          <table:table-cell office:value-type="string" calcext:value-type="string">
            <text:p>DemoFluentApplicationsTests.insert <text:s text:c="5"/>avgt <text:s text:c="3"/>3 <text:s/>1,971 ± 0,232 <text:s/>ms/op</text:p>
          </table:table-cell>
        </table:table-row>
        <table:table-row table:style-name="ro1">
          <table:table-cell office:value-type="string" calcext:value-type="string">
            <text:p>DemoFluentApplicationsTests.update <text:s text:c="5"/>avgt <text:s text:c="3"/>3 <text:s/>1,774 ± 0,474 <text:s/>ms/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00:31:24.6260053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12:30.381131469</meta:creation-date>
    <dc:date>2020-08-19T00:40:33.093024126</dc:date>
    <meta:editing-duration>PT5H21M55S</meta:editing-duration>
    <meta:editing-cycles>55</meta:editing-cycles>
    <meta:generator>LibreOffice/6.0.7.3$Linux_X86_64 LibreOffice_project/00m0$Build-3</meta:generator>
    <meta:document-statistic meta:table-count="5" meta:cell-count="6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8cm" svg:y="0.316cm" chart:style-name="ch2">
          <text:p>Média de tempo / Operação</text:p>
        </chart:title>
        <chart:legend chart:legend-position="end" svg:x="12.652cm" svg:y="3.454cm" style:legend-expansion="high" chart:style-name="ch3"/>
        <chart:plot-area chart:style-name="ch4" table:cell-range-address="Resumo.A2:Resumo.E6" chart:data-source-has-labels="both" svg:x="1.331cm" svg:y="1.275cm" svg:width="11.001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98cm" svg:y="1.285cm" svg:width="9.993cm" svg:height="5.90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059cm" svg:y="8.019cm" chart:style-name="ch6">
              <text:p>Operação</text:p>
            </chart:title>
            <chart:categories table:cell-range-address="Resumo.A3:Resumo.A6"/>
          </chart:axis>
          <chart:axis chart:dimension="y" chart:name="primary-y" chart:style-name="ch7">
            <chart:title svg:x="0.451cm" svg:y="5.686cm" chart:style-name="ch8">
              <text:p>(Milisegundo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Resumo.B3:Resumo.B6" chart:label-cell-address="Resumo.B2:Resumo.B2" chart:class="chart:bar">
            <chart:data-point chart:repeated="4"/>
          </chart:series>
          <chart:series chart:style-name="ch11" chart:values-cell-range-address="Resumo.C3:Resumo.C6" chart:label-cell-address="Resumo.C2:Resumo.C2" chart:class="chart:bar">
            <chart:data-point chart:repeated="4"/>
          </chart:series>
          <chart:series chart:style-name="ch12" chart:values-cell-range-address="Resumo.D3:Resumo.D6" chart:label-cell-address="Resumo.D2:Resumo.D2" chart:class="chart:bar">
            <chart:data-point chart:repeated="4"/>
          </chart:series>
          <chart:series chart:style-name="ch13" chart:values-cell-range-address="Resumo.E3:Resumo.E6" chart:label-cell-address="Resumo.E2:Resumo.E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  <draw:g>
                  <svg:desc>Resumo.B2:Resumo.B2</svg:desc>
                </draw:g>
              </table:table-cell>
              <table:table-cell office:value-type="string">
                <text:p>JDBI Declarative</text:p>
                <draw:g>
                  <svg:desc>Resumo.C2:Resumo.C2</svg:desc>
                </draw:g>
              </table:table-cell>
              <table:table-cell office:value-type="string">
                <text:p>JDBI Fluent</text:p>
                <draw:g>
                  <svg:desc>Resumo.D2:Resumo.D2</svg:desc>
                </draw:g>
              </table:table-cell>
              <table:table-cell office:value-type="string">
                <text:p>Spring data Jpa</text:p>
                <draw:g>
                  <svg:desc>Resumo.E2:Resumo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</text:p>
                <draw:g>
                  <svg:desc>Resumo.A3:Resumo.A6</svg:desc>
                </draw:g>
              </table:table-cell>
              <table:table-cell office:value-type="float" office:value="1.168">
                <text:p>1.168</text:p>
                <draw:g>
                  <svg:desc>Resumo.B3:Resumo.B6</svg:desc>
                </draw:g>
              </table:table-cell>
              <table:table-cell office:value-type="float" office:value="1.764">
                <text:p>1.764</text:p>
                <draw:g>
                  <svg:desc>Resumo.C3:Resumo.C6</svg:desc>
                </draw:g>
              </table:table-cell>
              <table:table-cell office:value-type="float" office:value="1.971">
                <text:p>1.971</text:p>
                <draw:g>
                  <svg:desc>Resumo.D3:Resumo.D6</svg:desc>
                </draw:g>
              </table:table-cell>
              <table:table-cell office:value-type="float" office:value="1.462">
                <text:p>1.462</text:p>
                <draw:g>
                  <svg:desc>Resumo.E3:Resumo.E6</svg:desc>
                </draw:g>
              </table:table-cell>
            </table:table-row>
            <table:table-row>
              <table:table-cell office:value-type="string">
                <text:p>FindById</text:p>
              </table:table-cell>
              <table:table-cell office:value-type="float" office:value="0.544">
                <text:p>0.544</text:p>
              </table:table-cell>
              <table:table-cell office:value-type="float" office:value="0.666">
                <text:p>0.666</text:p>
              </table:table-cell>
              <table:table-cell office:value-type="float" office:value="0.584">
                <text:p>0.584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1.137">
                <text:p>1.137</text:p>
              </table:table-cell>
              <table:table-cell office:value-type="float" office:value="1.852">
                <text:p>1.852</text:p>
              </table:table-cell>
              <table:table-cell office:value-type="float" office:value="1.774">
                <text:p>1.774</text:p>
              </table:table-cell>
              <table:table-cell office:value-type="float" office:value="1.682">
                <text:p>1.682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.008">
                <text:p>1.008</text:p>
              </table:table-cell>
              <table:table-cell office:value-type="float" office:value="1.233">
                <text:p>1.233</text:p>
              </table:table-cell>
              <table:table-cell office:value-type="float" office:value="1.111">
                <text:p>1.111</text:p>
              </table:table-cell>
              <table:table-cell office:value-type="float" office:value="1.457">
                <text:p>1.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3.703cm" style:legend-expansion="high" chart:style-name="ch2"/>
        <chart:plot-area chart:style-name="ch3" table:cell-range-address="Resumo.A23:Resumo.C27 Resumo.A22:Resumo.C22 Resumo.E22:Resumo.E27" chart:data-source-has-labels="both" svg:x="0.32cm" svg:y="0.18cm" svg:width="13.203cm" svg:height="8.64cm">
          <chartooo:coordinate-region svg:x="0.941cm" svg:y="0.379cm" svg:width="12.582cm" svg:height="8.242cm"/>
          <chart:axis chart:dimension="x" chart:name="primary-x" chart:style-name="ch4" chartooo:axis-type="auto">
            <chartooo:date-scale/>
            <chart:categories table:cell-range-address="Resumo.A23:Resumo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o.B23:Resumo.B27" chart:label-cell-address="Resumo.B22:Resumo.B22" chart:class="chart:bar">
            <chart:data-point chart:repeated="5"/>
          </chart:series>
          <chart:series chart:style-name="ch8" chart:values-cell-range-address="Resumo.C23:Resumo.C27" chart:label-cell-address="Resumo.C22:Resumo.C22" chart:class="chart:bar">
            <chart:data-point chart:repeated="5"/>
          </chart:series>
          <chart:series chart:style-name="ch9" chart:values-cell-range-address="Resumo.E23:Resumo.E27" chart:label-cell-address="Resumo.E22:Resumo.E2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Resumo.B22:Resumo.B22</svg:desc>
                </draw:g>
              </table:table-cell>
              <table:table-cell office:value-type="string">
                <text:p/>
                <draw:g>
                  <svg:desc>Resumo.C22:Resumo.C22</svg:desc>
                </draw:g>
              </table:table-cell>
              <table:table-cell office:value-type="string">
                <text:p/>
                <draw:g>
                  <svg:desc>Resumo.E22:Resumo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o.A23:Resumo.A27</svg:desc>
                </draw:g>
              </table:table-cell>
              <table:table-cell office:value-type="float" office:value="NaN">
                <text:p>NaN</text:p>
                <draw:g>
                  <svg:desc>Resumo.B23:Resumo.B27</svg:desc>
                </draw:g>
              </table:table-cell>
              <table:table-cell office:value-type="float" office:value="NaN">
                <text:p>NaN</text:p>
                <draw:g>
                  <svg:desc>Resumo.C23:Resumo.C27</svg:desc>
                </draw:g>
              </table:table-cell>
              <table:table-cell office:value-type="float" office:value="NaN">
                <text:p>NaN</text:p>
                <draw:g>
                  <svg:desc>Resumo.E23:Resumo.E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